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028in" table:align="left"/>
    </style:style>
    <style:style style:name="Table1.A" style:family="table-column">
      <style:table-column-properties style:column-width="2.284in"/>
    </style:style>
    <style:style style:name="Table1.B" style:family="table-column">
      <style:table-column-properties style:column-width="3.7188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3.4438in" table:align="left"/>
    </style:style>
    <style:style style:name="Table2.A" style:family="table-column">
      <style:table-column-properties style:column-width="0.8153in"/>
    </style:style>
    <style:style style:name="Table2.B" style:family="table-column">
      <style:table-column-properties style:column-width="1.1236in"/>
    </style:style>
    <style:style style:name="Table2.C" style:family="table-column">
      <style:table-column-properties style:column-width="1.5049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4.8111in" table:align="left"/>
    </style:style>
    <style:style style:name="Table3.A" style:family="table-column">
      <style:table-column-properties style:column-width="2.384in"/>
    </style:style>
    <style:style style:name="Table3.B" style:family="table-column">
      <style:table-column-properties style:column-width="2.4271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1ce925"/>
    </style:style>
    <style:style style:name="P2" style:family="paragraph" style:parent-style-name="Horizontal_20_Line">
      <style:paragraph-properties fo:margin-top="0in" fo:margin-bottom="0.0835in" style:contextual-spacing="false" fo:line-height="114%"/>
      <style:text-properties fo:color="#1f1f1f" loext:opacity="100%" style:font-name="Google Sans"/>
    </style:style>
    <style:style style:name="P3" style:family="paragraph" style:parent-style-name="Heading_20_2">
      <style:paragraph-properties fo:margin-top="0in" fo:margin-bottom="0.0835in" style:contextual-spacing="false" fo:line-height="114%"/>
      <style:text-properties fo:color="#1f1f1f" loext:opacity="100%" style:font-name="Google Sans"/>
    </style:style>
    <style:style style:name="P4" style:family="paragraph" style:parent-style-name="Text_20_body">
      <style:paragraph-properties fo:margin-top="0in" fo:margin-bottom="0.0835in" style:contextual-spacing="false" fo:line-height="114%"/>
      <style:text-properties fo:color="#1f1f1f" loext:opacity="100%" style:font-name="Google Sans"/>
    </style:style>
    <style:style style:name="P5" style:family="paragraph" style:parent-style-name="Text_20_body" style:list-style-name="L1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6" style:family="paragraph" style:parent-style-name="Text_20_body" style:list-style-name="L1">
      <style:paragraph-properties fo:line-height="114%"/>
      <style:text-properties fo:color="#1f1f1f" loext:opacity="100%" style:font-name="Google Sans"/>
    </style:style>
    <style:style style:name="P7" style:family="paragraph" style:parent-style-name="Preformatted_20_Text">
      <style:paragraph-properties fo:margin-top="0in" fo:margin-bottom="0.0835in" style:contextual-spacing="false" fo:line-height="114%"/>
      <style:text-properties fo:color="#1f1f1f" loext:opacity="100%" style:font-name="Google Sans"/>
    </style:style>
    <style:style style:name="P8" style:family="paragraph" style:parent-style-name="Text_20_body" style:list-style-name="L2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9" style:family="paragraph" style:parent-style-name="Text_20_body" style:list-style-name="L2">
      <style:paragraph-properties fo:line-height="114%"/>
      <style:text-properties fo:color="#1f1f1f" loext:opacity="100%" style:font-name="Google Sans"/>
    </style:style>
    <style:style style:name="P10" style:family="paragraph" style:parent-style-name="Text_20_body" style:list-style-name="L3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11" style:family="paragraph" style:parent-style-name="Text_20_body" style:list-style-name="L3">
      <style:paragraph-properties fo:line-height="114%"/>
      <style:text-properties fo:color="#1f1f1f" loext:opacity="100%" style:font-name="Google Sans"/>
    </style:style>
    <style:style style:name="P12" style:family="paragraph" style:parent-style-name="Text_20_body" style:list-style-name="L4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13" style:family="paragraph" style:parent-style-name="Text_20_body" style:list-style-name="L4">
      <style:paragraph-properties fo:line-height="114%"/>
      <style:text-properties fo:color="#1f1f1f" loext:opacity="100%" style:font-name="Google Sans"/>
    </style:style>
    <style:style style:name="P14" style:family="paragraph" style:parent-style-name="Text_20_body" style:list-style-name="L5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15" style:family="paragraph" style:parent-style-name="Text_20_body" style:list-style-name="L5">
      <style:paragraph-properties fo:line-height="114%"/>
      <style:text-properties fo:color="#1f1f1f" loext:opacity="100%" style:font-name="Google Sans"/>
    </style:style>
    <style:style style:name="P16" style:family="paragraph" style:parent-style-name="Text_20_body" style:list-style-name="L6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17" style:family="paragraph" style:parent-style-name="Text_20_body" style:list-style-name="L6">
      <style:paragraph-properties fo:line-height="114%"/>
      <style:text-properties fo:color="#1f1f1f" loext:opacity="100%" style:font-name="Google Sans"/>
    </style:style>
    <style:style style:name="P18" style:family="paragraph" style:parent-style-name="Text_20_body" style:list-style-name="L7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19" style:family="paragraph" style:parent-style-name="Text_20_body" style:list-style-name="L7">
      <style:paragraph-properties fo:line-height="114%"/>
      <style:text-properties fo:color="#1f1f1f" loext:opacity="100%" style:font-name="Google Sans"/>
    </style:style>
    <style:style style:name="P20" style:family="paragraph" style:parent-style-name="Text_20_body" style:list-style-name="L8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21" style:family="paragraph" style:parent-style-name="Text_20_body" style:list-style-name="L8">
      <style:paragraph-properties fo:line-height="114%"/>
      <style:text-properties fo:color="#1f1f1f" loext:opacity="100%" style:font-name="Google Sans"/>
    </style:style>
    <style:style style:name="P22" style:family="paragraph" style:parent-style-name="Text_20_body" style:list-style-name="L9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23" style:family="paragraph" style:parent-style-name="Text_20_body" style:list-style-name="L9">
      <style:paragraph-properties fo:line-height="114%"/>
      <style:text-properties fo:color="#1f1f1f" loext:opacity="100%" style:font-name="Google Sans"/>
    </style:style>
    <style:style style:name="P24" style:family="paragraph" style:parent-style-name="Text_20_body" style:list-style-name="L10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25" style:family="paragraph" style:parent-style-name="Text_20_body" style:list-style-name="L10">
      <style:paragraph-properties fo:line-height="114%"/>
      <style:text-properties fo:color="#1f1f1f" loext:opacity="100%" style:font-name="Google Sans"/>
    </style:style>
    <style:style style:name="P26" style:family="paragraph" style:parent-style-name="Text_20_body" style:list-style-name="L11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27" style:family="paragraph" style:parent-style-name="Text_20_body" style:list-style-name="L11">
      <style:paragraph-properties fo:line-height="114%"/>
      <style:text-properties fo:color="#1f1f1f" loext:opacity="100%" style:font-name="Google Sans"/>
    </style:style>
    <style:style style:name="P28" style:family="paragraph" style:parent-style-name="Text_20_body" style:list-style-name="L12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29" style:family="paragraph" style:parent-style-name="Text_20_body" style:list-style-name="L12">
      <style:paragraph-properties fo:line-height="114%"/>
      <style:text-properties fo:color="#1f1f1f" loext:opacity="100%" style:font-name="Google Sans"/>
    </style:style>
    <style:style style:name="P30" style:family="paragraph" style:parent-style-name="Text_20_body" style:list-style-name="L13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31" style:family="paragraph" style:parent-style-name="Text_20_body" style:list-style-name="L13">
      <style:paragraph-properties fo:line-height="114%"/>
      <style:text-properties fo:color="#1f1f1f" loext:opacity="100%" style:font-name="Google Sans"/>
    </style:style>
    <style:style style:name="P32" style:family="paragraph" style:parent-style-name="Text_20_body" style:list-style-name="L14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33" style:family="paragraph" style:parent-style-name="Text_20_body" style:list-style-name="L14">
      <style:paragraph-properties fo:line-height="114%"/>
      <style:text-properties fo:color="#1f1f1f" loext:opacity="100%" style:font-name="Google Sans"/>
    </style:style>
    <style:style style:name="P34" style:family="paragraph" style:parent-style-name="Text_20_body" style:list-style-name="L15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35" style:family="paragraph" style:parent-style-name="Text_20_body" style:list-style-name="L15">
      <style:paragraph-properties fo:line-height="114%"/>
      <style:text-properties fo:color="#1f1f1f" loext:opacity="100%" style:font-name="Google Sans"/>
    </style:style>
    <style:style style:name="P36" style:family="paragraph" style:parent-style-name="Text_20_body" style:list-style-name="L16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37" style:family="paragraph" style:parent-style-name="Text_20_body" style:list-style-name="L16">
      <style:paragraph-properties fo:line-height="114%"/>
      <style:text-properties fo:color="#1f1f1f" loext:opacity="100%" style:font-name="Google Sans"/>
    </style:style>
    <style:style style:name="P38" style:family="paragraph" style:parent-style-name="Text_20_body" style:list-style-name="L17">
      <style:paragraph-properties fo:margin-top="0in" fo:margin-bottom="0in" style:contextual-spacing="false" fo:line-height="114%"/>
      <style:text-properties fo:color="#1f1f1f" loext:opacity="100%" style:font-name="Google Sans"/>
    </style:style>
    <style:style style:name="P39" style:family="paragraph" style:parent-style-name="Text_20_body" style:list-style-name="L17">
      <style:paragraph-properties fo:line-height="114%"/>
      <style:text-properties fo:color="#1f1f1f" loext:opacity="100%" style:font-name="Google Sans"/>
    </style:style>
    <style:style style:name="P40" style:family="paragraph" style:parent-style-name="Text_20_body">
      <style:paragraph-properties fo:margin-top="0in" fo:margin-bottom="0.0835in" style:contextual-spacing="false" fo:line-height="114%"/>
      <style:text-properties fo:color="#1f1f1f" loext:opacity="100%" style:font-name="Google Sans" officeooo:rsid="001ed440"/>
    </style:style>
    <style:style style:name="P41" style:family="paragraph" style:parent-style-name="Heading_20_1">
      <style:paragraph-properties fo:margin-top="0in" fo:margin-bottom="0.0835in" style:contextual-spacing="false" fo:line-height="114%"/>
      <style:text-properties fo:color="#1f1f1f" loext:opacity="100%" style:font-name="Google Sans" officeooo:rsid="001ed440"/>
    </style:style>
    <style:style style:name="P42" style:family="paragraph" style:parent-style-name="Horizontal_20_Line">
      <style:paragraph-properties fo:margin-top="0in" fo:margin-bottom="0.0835in" style:contextual-spacing="false" fo:line-height="114%"/>
      <style:text-properties fo:color="#1f1f1f" loext:opacity="100%" style:font-name="Google Sans" officeooo:rsid="001ed440"/>
    </style:style>
    <style:style style:name="P43" style:family="paragraph" style:parent-style-name="Heading_20_2">
      <style:paragraph-properties fo:margin-top="0in" fo:margin-bottom="0.0835in" style:contextual-spacing="false" fo:line-height="114%"/>
      <style:text-properties fo:color="#1f1f1f" loext:opacity="100%" style:font-name="Google Sans" officeooo:rsid="001ed440"/>
    </style:style>
    <style:style style:name="P44" style:family="paragraph" style:parent-style-name="Text_20_body" style:list-style-name="L18">
      <style:paragraph-properties fo:margin-top="0in" fo:margin-bottom="0in" style:contextual-spacing="false" fo:line-height="114%"/>
      <style:text-properties fo:color="#1f1f1f" loext:opacity="100%" style:font-name="Google Sans" officeooo:rsid="001ed440"/>
    </style:style>
    <style:style style:name="P45" style:family="paragraph" style:parent-style-name="Text_20_body" style:list-style-name="L18">
      <style:paragraph-properties fo:line-height="114%"/>
      <style:text-properties fo:color="#1f1f1f" loext:opacity="100%" style:font-name="Google Sans" officeooo:rsid="001ed440"/>
    </style:style>
    <style:style style:name="P46" style:family="paragraph" style:parent-style-name="Preformatted_20_Text">
      <loext:graphic-properties draw:fill="solid" draw:fill-color="#f8f8f8" draw:opacity="100%"/>
      <style:paragraph-properties ch2_options="{'Style': 'default', 'Language': 'Dart', 'UseCharStyles': 0, 'PreviewOnStart': 0, 'LineNumberRatio': 100, 'LineNumberStart': 1, 'MasterCharStyle': '', 'ShowLineNumbers': 1, 'ColourizeBackground': 1, 'LineNumberSeparator': ' ', 'LineNumberPaddingSymbol': '', 'StoreOptionsWithSnippet': 1}" fo:margin-top="0in" fo:margin-bottom="0.0835in" style:contextual-spacing="false" fo:line-height="114%" fo:background-color="#f8f8f8"/>
      <style:text-properties fo:color="#1f1f1f" loext:opacity="100%" style:font-name="Google Sans" officeooo:rsid="001ed440"/>
    </style:style>
    <style:style style:name="P47" style:family="paragraph" style:parent-style-name="Quotations">
      <style:paragraph-properties fo:margin-top="0in" fo:margin-bottom="0.0835in" style:contextual-spacing="false" fo:line-height="114%"/>
      <style:text-properties fo:color="#1f1f1f" loext:opacity="100%" style:font-name="Google Sans" officeooo:rsid="001ed440"/>
    </style:style>
    <style:style style:name="P48" style:family="paragraph" style:parent-style-name="Text_20_body" style:list-style-name="L19">
      <style:paragraph-properties fo:margin-top="0in" fo:margin-bottom="0in" style:contextual-spacing="false" fo:line-height="114%"/>
      <style:text-properties fo:color="#1f1f1f" loext:opacity="100%" style:font-name="Google Sans" officeooo:rsid="001ed440"/>
    </style:style>
    <style:style style:name="P49" style:family="paragraph" style:parent-style-name="Text_20_body" style:list-style-name="L19">
      <style:paragraph-properties fo:line-height="114%"/>
      <style:text-properties fo:color="#1f1f1f" loext:opacity="100%" style:font-name="Google Sans" officeooo:rsid="001ed440"/>
    </style:style>
    <style:style style:name="P50" style:family="paragraph" style:parent-style-name="Preformatted_20_Text">
      <loext:graphic-properties draw:fill="solid" draw:fill-color="#f8f8f8" draw:opacity="100%"/>
      <style:paragraph-properties ch2_options="{'Style': 'default', 'Language': 'Dart', 'UseCharStyles': 0, 'PreviewOnStart': 0, 'LineNumberRatio': 100, 'LineNumberStart': 1, 'MasterCharStyle': '', 'ShowLineNumbers': 1, 'ColourizeBackground': 1, 'LineNumberSeparator': ' ', 'LineNumberPaddingSymbol': '', 'StoreOptionsWithSnippet': 1}" fo:margin-top="0in" fo:margin-bottom="0.0835in" style:contextual-spacing="false" fo:line-height="114%" fo:background-color="#f8f8f8"/>
      <style:text-properties fo:color="#1f1f1f" loext:opacity="100%" style:font-name="Google Sans" officeooo:rsid="001ed440" officeooo:paragraph-rsid="00223d7c"/>
    </style:style>
    <style:style style:name="T1" style:family="text">
      <style:text-properties fo:font-variant="normal" fo:text-transform="none" fo:color="#3d7b7b" loext:opacity="100%" fo:font-family="'Google Sans Text', sans-serif" fo:font-size="10.5pt" fo:language="zxx" fo:country="none" fo:font-style="normal" style:text-underline-style="none" fo:font-weight="normal" fo:background-color="transparent" loext:char-shading-value="0" loext:padding="0in" loext:border="none"/>
    </style:style>
    <style:style style:name="T2" style:family="text">
      <style:text-properties fo:color="#3d7b7b" loext:opacity="100%" fo:font-size="10pt"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color="#008000" loext:opacity="100%" fo:font-size="10pt" fo:language="zxx" fo:country="none" fo:font-style="normal" style:text-underline-style="none" fo:font-weight="bold" fo:background-color="transparent" loext:char-shading-value="0"/>
    </style:style>
    <style:style style:name="T4" style:family="text">
      <style:text-properties fo:color="#bbbbbb" loext:opacity="100%" fo:font-size="10pt" fo:language="zxx" fo:country="none" fo:font-style="normal" style:text-underline-style="none" fo:font-weight="normal" fo:background-color="transparent" loext:char-shading-value="0"/>
    </style:style>
    <style:style style:name="T5" style:family="text">
      <style:text-properties fo:color="#ba2121" loext:opacity="100%" fo:font-size="10pt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000000" loext:opacity="100%" fo:font-size="10pt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b00040" loext:opacity="100%" fo:font-size="10pt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666666" loext:opacity="100%" fo:font-size="10pt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0000ff" loext:opacity="100%" fo:font-size="10pt" fo:language="zxx" fo:country="none" fo:font-style="normal" style:text-underline-style="none" fo:font-weight="bold" fo:background-color="transparent" loext:char-shading-value="0"/>
    </style:style>
    <style:style style:name="T10" style:family="text">
      <style:text-properties fo:color="#aa22ff" loext:opacity="100%" fo:font-size="10pt" fo:language="zxx" fo:country="none" fo:font-style="normal" style:text-underline-style="none" fo:font-weight="normal" fo:background-color="transparent" loext:char-shading-value="0"/>
    </style:style>
    <style:style style:name="T11" style:family="text">
      <style:text-properties fo:color="#767600" loext:opacity="100%" fo:font-size="10pt" fo:language="zxx" fo:country="none" fo:font-style="normal" style:text-underline-style="none" fo:font-weight="normal" fo:background-color="transparent" loext:char-shading-value="0"/>
    </style:style>
    <style:style style:name="T12" style:family="text">
      <style:text-properties fo:color="#3d7b7b" loext:opacity="100%" fo:font-size="10pt" fo:language="zxx" fo:country="none" fo:font-style="italic" style:text-underline-style="none" fo:font-weight="normal" fo:background-color="transparent" loext:char-shading-value="0"/>
    </style:style>
    <style:style style:name="T13" style:family="text">
      <style:text-properties fo:color="#aa5d1f" loext:opacity="100%" fo:font-size="10pt" fo:language="zxx" fo:country="none" fo:font-style="normal" style:text-underline-style="none" fo:font-weight="bold" fo:background-color="transparent" loext:char-shading-value="0"/>
    </style:style>
    <style:style style:name="T14" style:family="text">
      <style:text-properties fo:color="#a45a77" loext:opacity="100%" fo:font-size="10pt" fo:language="zxx" fo:country="none" fo:font-style="normal" style:text-underline-style="none" fo:font-weight="bold" fo:background-color="transparent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9fcd651a3a5a65ca">
        <text:h text:style-name="P1" text:outline-level="1">Flutter Exam – 10 Questions</text:h>
        <text:p text:style-name="P2"/>
        <text:h text:style-name="P3" text:outline-level="2">Question 1: Structure of a Flutter App</text:h>
        <text:p text:style-name="P4">Explain the basic structure of a Flutter application.</text:p>
        <text:p text:style-name="P4">Your answer should include:</text:p>
        <text:list text:style-name="L1">
          <text:list-item>
            <text:p text:style-name="P5"><text:span text:style-name="Source_20_Text">main()</text:span> function </text:p>
          </text:list-item>
          <text:list-item>
            <text:p text:style-name="P5"><text:span text:style-name="Source_20_Text">runApp()</text:span> </text:p>
          </text:list-item>
          <text:list-item>
            <text:p text:style-name="P5"><text:span text:style-name="Source_20_Text">MaterialApp</text:span> </text:p>
          </text:list-item>
          <text:list-item>
            <text:p text:style-name="P5"><text:span text:style-name="Source_20_Text">Scaffold</text:span> </text:p>
          </text:list-item>
          <text:list-item>
            <text:p text:style-name="P6"><text:span text:style-name="Source_20_Text">build()</text:span> method </text:p>
          </text:list-item>
        </text:list>
        <text:p text:style-name="P4"><text:span text:style-name="Strong_20_Emphasis">Task:</text:span></text:p>
        <text:p text:style-name="P4">Write a simple Flutter program that displays:</text:p>
        <text:p text:style-name="P7"><text:span text:style-name="Source_20_Text">Hello S2 Exam</text:span></text:p>
        <text:p text:style-name="P4">in the center of the screen.</text:p>
        <text:p text:style-name="P2"/>
        <text:h text:style-name="P3" text:outline-level="2">Question 2: Screen Representation</text:h>
        <text:p text:style-name="P4">In Flutter, screens are typically represented using widgets.</text:p>
        <text:p text:style-name="P4"><text:span text:style-name="Strong_20_Emphasis">Task:</text:span></text:p>
        <text:p text:style-name="P4">Create a screen that contains:</text:p>
        <text:list text:style-name="L2">
          <text:list-item>
            <text:p text:style-name="P8">AppBar title: <text:span text:style-name="Strong_20_Emphasis">Student Profile</text:span> </text:p>
          </text:list-item>
          <text:list-item>
            <text:p text:style-name="P8">Student Image </text:p>
          </text:list-item>
          <text:list-item>
            <text:p text:style-name="P8">Name </text:p>
          </text:list-item>
          <text:list-item>
            <text:p text:style-name="P8">Email </text:p>
          </text:list-item>
          <text:list-item>
            <text:p text:style-name="P9">Phone Number </text:p>
          </text:list-item>
        </text:list>
        <text:p text:style-name="P4">Use appropriate widgets such as:</text:p>
        <text:list text:style-name="L3">
          <text:list-item>
            <text:p text:style-name="P10"><text:span text:style-name="Source_20_Text">Column</text:span> </text:p>
          </text:list-item>
          <text:list-item>
            <text:p text:style-name="P10"><text:span text:style-name="Source_20_Text">Text</text:span> </text:p>
          </text:list-item>
          <text:list-item>
            <text:p text:style-name="P10"><text:span text:style-name="Source_20_Text">Image</text:span> </text:p>
          </text:list-item>
          <text:list-item>
            <text:p text:style-name="P11"><text:span text:style-name="Source_20_Text">Padding</text:span> </text:p>
          </text:list-item>
        </text:list>
        <text:p text:style-name="P2"/>
        <text:h text:style-name="P3" text:outline-level="2"><text:soft-page-break/>Question 3: Custom Widget</text:h>
        <text:p text:style-name="P4">Explain what a Custom Widget is in Flutter.</text:p>
        <text:p text:style-name="P4"><text:span text:style-name="Strong_20_Emphasis">Task:</text:span></text:p>
        <text:p text:style-name="P4">Create a reusable widget named:</text:p>
        <text:p text:style-name="P7"><text:span text:style-name="Source_20_Text">ProfileItem</text:span></text:p>
        <text:p text:style-name="P4">This widget must display:</text:p>
        <text:p text:style-name="P4"><text:span text:style-name="Strong_20_Emphasis">Title + Value</text:span></text:p>
        <text:p text:style-name="P4">Example:</text:p>
        <text:p text:style-name="P7"><text:span text:style-name="Source_20_Text">Mastering Java : $25.00</text:span></text:p>
        <text:p text:style-name="P7"><text:span text:style-name="Source_20_Text">Java Programming: $12.90</text:span></text:p>
        <text:p text:style-name="P4">Then use the widget 3 times in a screen.</text:p>
        <text:p text:style-name="P2"/>
        <text:h text:style-name="P3" text:outline-level="2">Question 4: Input Form</text:h>
        <text:p text:style-name="P4">Flutter provides widgets to collect user input.</text:p>
        <text:p text:style-name="P4"><text:span text:style-name="Strong_20_Emphasis">Task:</text:span></text:p>
        <text:p text:style-name="P4">Create a Registration Form containing:</text:p>
        <text:list text:style-name="L4">
          <text:list-item>
            <text:p text:style-name="P12">Name </text:p>
          </text:list-item>
          <text:list-item>
            <text:p text:style-name="P12">Email </text:p>
          </text:list-item>
          <text:list-item>
            <text:p text:style-name="P12">Password </text:p>
          </text:list-item>
          <text:list-item>
            <text:p text:style-name="P12">Confirm Password </text:p>
          </text:list-item>
          <text:list-item>
            <text:p text:style-name="P13">Register Button </text:p>
          </text:list-item>
        </text:list>
        <text:p text:style-name="P4"><text:span text:style-name="Strong_20_Emphasis">Requirements:</text:span></text:p>
        <text:list text:style-name="L5">
          <text:list-item>
            <text:p text:style-name="P14">Use <text:span text:style-name="Source_20_Text">TextFormField</text:span> </text:p>
          </text:list-item>
          <text:list-item>
            <text:p text:style-name="P14">Use <text:span text:style-name="Source_20_Text">Form</text:span> </text:p>
          </text:list-item>
          <text:list-item>
            <text:p text:style-name="P15">Validate empty fields </text:p>
          </text:list-item>
        </text:list>
        <text:p text:style-name="P2"/>
        <text:h text:style-name="P3" text:outline-level="2">Question 5: State Management (Local State)</text:h>
        <text:p text:style-name="P4">Explain the concept of Local State in Flutter.</text:p>
        <text:p text:style-name="P4"><text:span text:style-name="Strong_20_Emphasis">Task:</text:span></text:p>
        <text:p text:style-name="P4"><text:soft-page-break/>Create a Counter App that:</text:p>
        <text:list text:style-name="L6">
          <text:list-item>
            <text:p text:style-name="P16">Displays a number </text:p>
          </text:list-item>
          <text:list-item>
            <text:p text:style-name="P16">Has a button <text:span text:style-name="Strong_20_Emphasis">Increase</text:span> </text:p>
          </text:list-item>
          <text:list-item>
            <text:p text:style-name="P17">Each click increases the number by 1 </text:p>
          </text:list-item>
        </text:list>
        <text:p text:style-name="P4">Use:</text:p>
        <text:p text:style-name="P7"><text:span text:style-name="Source_20_Text">setState()</text:span></text:p>
        <text:p text:style-name="P2"/>
        <text:h text:style-name="P3" text:outline-level="2">Question 6: State Management using Provider</text:h>
        <text:p text:style-name="P4">Flutter apps often use Provider for state management.</text:p>
        <text:p text:style-name="P4"><text:span text:style-name="Strong_20_Emphasis">Task:</text:span></text:p>
        <text:p text:style-name="P4">Create a simple Cart Counter app.</text:p>
        <text:p text:style-name="P4"><text:span text:style-name="Strong_20_Emphasis">Requirements:</text:span></text:p>
        <text:list text:style-name="L7">
          <text:list-item>
            <text:p text:style-name="P18">Use <text:span text:style-name="Source_20_Text">Provider</text:span> </text:p>
          </text:list-item>
          <text:list-item>
            <text:p text:style-name="P18">Display number of items in cart </text:p>
          </text:list-item>
          <text:list-item>
            <text:p text:style-name="P18">Button <text:span text:style-name="Strong_20_Emphasis">Add to Cart</text:span> </text:p>
          </text:list-item>
          <text:list-item>
            <text:p text:style-name="P19">The number should update automatically </text:p>
          </text:list-item>
        </text:list>
        <text:p text:style-name="P4">Explain the role of:</text:p>
        <text:list text:style-name="L8">
          <text:list-item>
            <text:p text:style-name="P20"><text:span text:style-name="Source_20_Text">ChangeNotifier</text:span> </text:p>
          </text:list-item>
          <text:list-item>
            <text:p text:style-name="P20"><text:span text:style-name="Source_20_Text">ChangeNotifierProvider</text:span> </text:p>
          </text:list-item>
          <text:list-item>
            <text:p text:style-name="P21"><text:span text:style-name="Source_20_Text">Consumer</text:span> </text:p>
          </text:list-item>
        </text:list>
        <text:p text:style-name="P2"/>
        <text:h text:style-name="P3" text:outline-level="2">Question 7: Login with REST API</text:h>
        <text:p text:style-name="P4">Flutter apps commonly authenticate users through REST APIs.</text:p>
        <text:p text:style-name="P4"><text:span text:style-name="Strong_20_Emphasis">Task:</text:span></text:p>
        <text:p text:style-name="P4">Create a Login Screen containing:</text:p>
        <text:list text:style-name="L9">
          <text:list-item>
            <text:p text:style-name="P22">Email </text:p>
          </text:list-item>
          <text:list-item>
            <text:p text:style-name="P22">Password </text:p>
          </text:list-item>
          <text:list-item>
            <text:p text:style-name="P23">Login Button </text:p>
          </text:list-item>
        </text:list>
        <text:p text:style-name="P4">When the user presses login, send a POST request to:</text:p>
        <text:p text:style-name="P7"><text:span text:style-name="Source_20_Text">https://example.com/api/login</text:span></text:p>
        <text:p text:style-name="P4"><text:soft-page-break/><text:span text:style-name="Strong_20_Emphasis">Request body:</text:span></text:p>
        <text:p text:style-name="P7"><text:span text:style-name="Source_20_Text">{</text:span></text:p>
        <text:p text:style-name="P7"><text:span text:style-name="Source_20_Text"><text:s text:c="2"/>"email": "...",</text:span></text:p>
        <text:p text:style-name="P7"><text:span text:style-name="Source_20_Text"><text:s text:c="2"/>"password": "..."</text:span></text:p>
        <text:p text:style-name="P7"><text:span text:style-name="Source_20_Text">}</text:span></text:p>
        <text:p text:style-name="P4">Explain how to:</text:p>
        <text:list text:style-name="L10">
          <text:list-item>
            <text:p text:style-name="P24">Send request using <text:span text:style-name="Source_20_Text">http</text:span> </text:p>
          </text:list-item>
          <text:list-item>
            <text:p text:style-name="P24">Decode JSON response </text:p>
          </text:list-item>
          <text:list-item>
            <text:p text:style-name="P25">Navigate to Home screen if success </text:p>
          </text:list-item>
        </text:list>
        <text:p text:style-name="P2"/>
        <text:h text:style-name="P3" text:outline-level="2">Question 8: CRUD Operation using REST API</text:h>
        <text:p text:style-name="P4">Flutter can interact with backend APIs to perform CRUD operations.</text:p>
        <text:p text:style-name="P4"><text:span text:style-name="Strong_20_Emphasis">Task:</text:span></text:p>
        <text:p text:style-name="P4">Create a Product List App that:</text:p>
        <text:list text:style-name="L11">
          <text:list-item>
            <text:p text:style-name="P26">GET products from API </text:p>
          </text:list-item>
          <text:list-item>
            <text:p text:style-name="P26">Display them in <text:span text:style-name="Source_20_Text">ListView</text:span> </text:p>
          </text:list-item>
          <text:list-item>
            <text:p text:style-name="P26">Add new product </text:p>
          </text:list-item>
          <text:list-item>
            <text:p text:style-name="P26">Edit product </text:p>
          </text:list-item>
          <text:list-item>
            <text:p text:style-name="P27">Delete product </text:p>
          </text:list-item>
        </text:list>
        <text:p text:style-name="P4"><text:span text:style-name="Strong_20_Emphasis">Example API:</text:span></text:p>
        <text:p text:style-name="P7"><text:span text:style-name="Source_20_Text">GET <text:s text:c="3"/>/products</text:span></text:p>
        <text:p text:style-name="P7"><text:span text:style-name="Source_20_Text">POST <text:s text:c="2"/>/products</text:span></text:p>
        <text:p text:style-name="P7"><text:span text:style-name="Source_20_Text">PUT <text:s text:c="3"/>/products/{id}</text:span></text:p>
        <text:p text:style-name="P7"><text:span text:style-name="Source_20_Text">DELETE /products/{id}</text:span></text:p>
        <text:p text:style-name="P4">Explain which HTTP method is used for each operation.</text:p>
        <text:p text:style-name="P2"/>
        <text:h text:style-name="P3" text:outline-level="2">Question 9: Firebase Firestore</text:h>
        <text:p text:style-name="P4">Flutter can store data using Cloud Firestore.</text:p>
        <text:p text:style-name="P4"><text:span text:style-name="Strong_20_Emphasis">Task:</text:span></text:p>
        <text:p text:style-name="P4">Create a Student List App using Firestore.</text:p>
        <text:p text:style-name="P4">Each student document contains:</text:p>
        <text:list text:style-name="L12">
          <text:list-item>
            <text:p text:style-name="P28"><text:soft-page-break/><text:span text:style-name="Source_20_Text">name</text:span> </text:p>
          </text:list-item>
          <text:list-item>
            <text:p text:style-name="P28"><text:span text:style-name="Source_20_Text">email</text:span> </text:p>
          </text:list-item>
          <text:list-item>
            <text:p text:style-name="P29"><text:span text:style-name="Source_20_Text">phone</text:span> </text:p>
          </text:list-item>
        </text:list>
        <text:p text:style-name="P4"><text:span text:style-name="Strong_20_Emphasis">Requirements:</text:span></text:p>
        <text:list text:style-name="L13">
          <text:list-item>
            <text:p text:style-name="P30">Add student </text:p>
          </text:list-item>
          <text:list-item>
            <text:p text:style-name="P30">Show student list </text:p>
          </text:list-item>
          <text:list-item>
            <text:p text:style-name="P31">Delete student </text:p>
          </text:list-item>
        </text:list>
        <text:p text:style-name="P4">Explain how to use:</text:p>
        <text:list text:style-name="L14">
          <text:list-item>
            <text:p text:style-name="P32"><text:span text:style-name="Source_20_Text">FirebaseFirestore.instance.collection()</text:span> </text:p>
          </text:list-item>
          <text:list-item>
            <text:p text:style-name="P32"><text:span text:style-name="Source_20_Text">add()</text:span> </text:p>
          </text:list-item>
          <text:list-item>
            <text:p text:style-name="P33"><text:span text:style-name="Source_20_Text">snapshots()</text:span> </text:p>
          </text:list-item>
        </text:list>
        <text:p text:style-name="P2"/>
        <text:h text:style-name="P3" text:outline-level="2">Question 10: Local Storage and Navigation</text:h>
        <text:p text:style-name="P4">Flutter apps often store local data and navigate between pages.</text:p>
        <text:p text:style-name="P4"><text:span text:style-name="Strong_20_Emphasis">Task:</text:span></text:p>
        <text:p text:style-name="P4">Create an app with:</text:p>
        <text:p text:style-name="P4"><text:span text:style-name="Strong_20_Emphasis">Page 1: Login</text:span></text:p>
        <text:list text:style-name="L15">
          <text:list-item>
            <text:p text:style-name="P34">Username field </text:p>
          </text:list-item>
          <text:list-item>
            <text:p text:style-name="P35">Save username to <text:span text:style-name="Source_20_Text">SharedPreferences</text:span> </text:p>
          </text:list-item>
        </text:list>
        <text:p text:style-name="P4"><text:span text:style-name="Strong_20_Emphasis">Page 2: Home</text:span></text:p>
        <text:list text:style-name="L16">
          <text:list-item>
            <text:p text:style-name="P36">Display saved username </text:p>
          </text:list-item>
          <text:list-item>
            <text:p text:style-name="P37">Logout button </text:p>
          </text:list-item>
        </text:list>
        <text:p text:style-name="P4"><text:span text:style-name="Strong_20_Emphasis">Requirements:</text:span></text:p>
        <text:list text:style-name="L17">
          <text:list-item>
            <text:p text:style-name="P38">Use <text:span text:style-name="Source_20_Text">SharedPreferences</text:span> </text:p>
          </text:list-item>
          <text:list-item>
            <text:p text:style-name="P38">Use <text:span text:style-name="Source_20_Text">Navigator.push()</text:span> </text:p>
          </text:list-item>
          <text:list-item>
            <text:p text:style-name="P39">Use <text:span text:style-name="Source_20_Text">Navigator.pop()</text:span> </text:p>
          </text:list-item>
        </text:list>
        <text:p text:style-name="P4">Explain how navigation works in Flutter.</text:p>
        <text:p text:style-name="P4"><text:span text:style-name="Source_20_Text"><text:span text:style-name="T1"/></text:span></text:p>
        <text:p text:style-name="P4"><text:span text:style-name="Source_20_Text"><text:span text:style-name="T1"/></text:span></text:p>
        <text:p text:style-name="P40"/>
        <text:h text:style-name="P41" text:outline-level="1"><text:soft-page-break/>Flutter Exam – Concise Answers (Each as a Full App)</text:h>
        <text:p text:style-name="P42"/>
        <text:h text:style-name="P43" text:outline-level="2">Q1: Structure of a Flutter App</text:h>
        <text:list text:style-name="L18">
          <text:list-item>
            <text:p text:style-name="P44"><text:span text:style-name="Strong_20_Emphasis"><text:span text:style-name="Source_20_Text">main()</text:span></text:span> – entry point </text:p>
          </text:list-item>
          <text:list-item>
            <text:p text:style-name="P44"><text:span text:style-name="Strong_20_Emphasis"><text:span text:style-name="Source_20_Text">runApp()</text:span></text:span> – attaches root widget to screen </text:p>
          </text:list-item>
          <text:list-item>
            <text:p text:style-name="P44"><text:span text:style-name="Strong_20_Emphasis"><text:span text:style-name="Source_20_Text">MaterialApp</text:span></text:span> – sets up Material Design &amp; routing </text:p>
          </text:list-item>
          <text:list-item>
            <text:p text:style-name="P44"><text:span text:style-name="Strong_20_Emphasis"><text:span text:style-name="Source_20_Text">Scaffold</text:span></text:span> – provides AppBar, body layout </text:p>
          </text:list-item>
          <text:list-item>
            <text:p text:style-name="P45"><text:span text:style-name="Strong_20_Emphasis"><text:span text:style-name="Source_20_Text">build()</text:span></text:span> – returns the widget UI tree </text:p>
          </text:list-item>
        </text:list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/text:p>
        <text:p text:style-name="P46"><text:span text:style-name="Source_20_Text"><text:span text:style-name="T2"><text:s/>3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9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MaterialApp(</text:span></text:span></text:p>
        <text:p text:style-name="P46"><text:span text:style-name="Source_20_Text"><text:span text:style-name="T2">10 </text:span></text:span><text:span text:style-name="Source_20_Text"><text:span text:style-name="T4"><text:s text:c="6"/>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11 </text:span></text:span><text:span text:style-name="Source_20_Text"><text:span text:style-name="T4"><text:s text:c="8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enter(</text:span></text:span></text:p>
        <text:p text:style-name="P46"><text:span text:style-name="Source_20_Text"><text:span text:style-name="T2">12 </text:span></text:span><text:span text:style-name="Source_20_Text"><text:span text:style-name="T4"><text:s text:c="10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Hello S2 Exam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24</text:span></text:span><text:span text:style-name="Source_20_Text"><text:span text:style-name="T6">)),</text:span></text:span></text:p>
        <text:p text:style-name="P46"><text:span text:style-name="Source_20_Text"><text:span text:style-name="T2">13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14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15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16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17 </text:span></text:span><text:span text:style-name="Source_20_Text"><text:span text:style-name="T6">}</text:span></text:span></text:p>
        <text:p text:style-name="P42"/>
        <text:h text:style-name="P43" text:outline-level="2">Q2: Screen Representation</text:h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/text:p>
        <text:p text:style-name="P46"><text:span text:style-name="Source_20_Text"><text:span text:style-name="T2"><text:s/>3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4 </text:span></text:span></text:p>
        <text:p text:style-name="P46"><text:soft-page-break/><text:span text:style-name="Source_20_Text"><text:span text:style-name="T2"><text:s/>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StudentProfileScreen());</text:span></text:span></text:p>
        <text:p text:style-name="P46"><text:span text:style-name="Source_20_Text"><text:span text:style-name="T2"><text:s/>9 </text:span></text:span><text:span text:style-name="Source_20_Text"><text:span text:style-name="T6">}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StudentProfile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StudentProfile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5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16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Student Profile'</text:span></text:span><text:span text:style-name="Source_20_Text"><text:span text:style-name="T6">)),</text:span></text:span></text:p>
        <text:p text:style-name="P46"><text:span text:style-name="Source_20_Text"><text:span text:style-name="T2">17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18 </text:span></text:span><text:span text:style-name="Source_20_Text"><text:span text:style-name="T4"><text:s text:c="8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pan text:style-name="Source_20_Text"><text:span text:style-name="T2">19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20 </text:span></text:span><text:span text:style-name="Source_20_Text"><text:span text:style-name="T4"><text:s text:c="10"/></text:span></text:span><text:span text:style-name="Source_20_Text"><text:span text:style-name="T11">crossAxisAlignment:</text:span></text:span><text:span text:style-name="Source_20_Text"><text:span text:style-name="T4"> </text:span></text:span><text:span text:style-name="Source_20_Text"><text:span text:style-name="T6">CrossAxisAlignment.center,</text:span></text:span></text:p>
        <text:p text:style-name="P46"><text:span text:style-name="Source_20_Text"><text:span text:style-name="T2">21 </text:span></text:span><text:span text:style-name="Source_20_Text"><text:span text:style-name="T4"><text:s text:c="10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22 </text:span></text:span><text:span text:style-name="Source_20_Text"><text:span text:style-name="T4"><text:s text:c="12"/></text:span></text:span><text:span text:style-name="Source_20_Text"><text:span text:style-name="T6">CircleAvatar(</text:span></text:span><text:span text:style-name="Source_20_Text"><text:span text:style-name="T11">radius:</text:span></text:span><text:span text:style-name="Source_20_Text"><text:span text:style-name="T4"> </text:span></text:span><text:span text:style-name="Source_20_Text"><text:span text:style-name="T8">50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backgroundImage:</text:span></text:span><text:span text:style-name="Source_20_Text"><text:span text:style-name="T4"> </text:span></text:span><text:span text:style-name="Source_20_Text"><text:span text:style-name="T6">NetworkImage(</text:span></text:span><text:span text:style-name="Source_20_Text"><text:span text:style-name="T5">'https://i.pravatar.cc/150'</text:span></text:span><text:span text:style-name="Source_20_Text"><text:span text:style-name="T6">)),</text:span></text:span></text:p>
        <text:p text:style-name="P46"><text:span text:style-name="Source_20_Text"><text:span text:style-name="T2">23 </text:span></text:span><text:span text:style-name="Source_20_Text"><text:span text:style-name="T4"><text:s text:c="12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12</text:span></text:span><text:span text:style-name="Source_20_Text"><text:span text:style-name="T6">),</text:span></text:span></text:p>
        <text:p text:style-name="P46"><text:span text:style-name="Source_20_Text"><text:span text:style-name="T2">24 </text:span></text:span><text:span text:style-name="Source_20_Text"><text:span text:style-name="T4"><text:s text:c="12"/></text:span></text:span><text:span text:style-name="Source_20_Text"><text:span text:style-name="T6">Text(</text:span></text:span><text:span text:style-name="Source_20_Text"><text:span text:style-name="T5">'John Doe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22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fontWeight:</text:span></text:span><text:span text:style-name="Source_20_Text"><text:span text:style-name="T4"> </text:span></text:span><text:span text:style-name="Source_20_Text"><text:span text:style-name="T6">FontWeight.bold)),</text:span></text:span></text:p>
        <text:p text:style-name="P46"><text:span text:style-name="Source_20_Text"><text:span text:style-name="T2">25 </text:span></text:span><text:span text:style-name="Source_20_Text"><text:span text:style-name="T4"><text:s text:c="12"/></text:span></text:span><text:span text:style-name="Source_20_Text"><text:span text:style-name="T6">Text(</text:span></text:span><text:span text:style-name="Source_20_Text"><text:span text:style-name="T5">'john@example.com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color:</text:span></text:span><text:span text:style-name="Source_20_Text"><text:span text:style-name="T4"> </text:span></text:span><text:span text:style-name="Source_20_Text"><text:span text:style-name="T6">Colors.grey)),</text:span></text:span></text:p>
        <text:p text:style-name="P46"><text:span text:style-name="Source_20_Text"><text:span text:style-name="T2">26 </text:span></text:span><text:span text:style-name="Source_20_Text"><text:span text:style-name="T4"><text:s text:c="12"/></text:span></text:span><text:span text:style-name="Source_20_Text"><text:span text:style-name="T6">Text(</text:span></text:span><text:span text:style-name="Source_20_Text"><text:span text:style-name="T5">'+855 12 345 678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color:</text:span></text:span><text:span text:style-name="Source_20_Text"><text:span text:style-name="T4"> </text:span></text:span><text:span text:style-name="Source_20_Text"><text:span text:style-name="T6">Colors.grey)),</text:span></text:span></text:p>
        <text:p text:style-name="P46"><text:span text:style-name="Source_20_Text"><text:span text:style-name="T2">27 </text:span></text:span><text:span text:style-name="Source_20_Text"><text:span text:style-name="T4"><text:s text:c="10"/></text:span></text:span><text:span text:style-name="Source_20_Text"><text:span text:style-name="T6">],</text:span></text:span></text:p>
        <text:p text:style-name="P46"><text:span text:style-name="Source_20_Text"><text:span text:style-name="T2">28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29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30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31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2 </text:span></text:span><text:span text:style-name="Source_20_Text"><text:span text:style-name="T6">}</text:span></text:span></text:p>
        <text:p text:style-name="P46"><text:span text:style-name="Source_20_Text"><text:span text:style-name="T2">33 </text:span></text:span></text:p>
        <text:h text:style-name="P43" text:outline-level="2">Q3: Custom Widget</text:h>
        <text:p text:style-name="P40">A <text:span text:style-name="Strong_20_Emphasis">Custom Widget</text:span> is a reusable class extending <text:span text:style-name="Source_20_Text">StatelessWidget</text:span> or <text:span text:style-name="Source_20_Text">StatefulWidget</text:span>, accepting data via constructor parameters.</text:p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oft-page-break/><text:span text:style-name="Source_20_Text"><text:span text:style-name="T2"><text:s/>2 </text:span></text:span></text:p>
        <text:p text:style-name="P46"><text:span text:style-name="Source_20_Text"><text:span text:style-name="T2"><text:s/>3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ProductScreen());</text:span></text:span></text:p>
        <text:p text:style-name="P46"><text:span text:style-name="Source_20_Text"><text:span text:style-name="T2"><text:s/>9 </text:span></text:span><text:span text:style-name="Source_20_Text"><text:span text:style-name="T6">}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12">// Custom Widget</text:span></text:span></text:p>
        <text:p text:style-name="P46"><text:span text:style-name="Source_20_Text"><text:span text:style-name="T2">12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ProfileItem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6">title;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6">value;</text:span></text:span></text:p>
        <text:p text:style-name="P46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ProfileItem({</text:span></text:span><text:span text:style-name="Source_20_Text"><text:span text:style-name="T3">super</text:span></text:span><text:span text:style-name="Source_20_Text"><text:span text:style-name="T6">.key,</text:span></text:span><text:span text:style-name="Source_20_Text"><text:span text:style-name="T4"> </text:span></text:span><text:span text:style-name="Source_20_Text"><text:span text:style-name="T3">required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6">.title,</text:span></text:span><text:span text:style-name="Source_20_Text"><text:span text:style-name="T4"> </text:span></text:span><text:span text:style-name="Source_20_Text"><text:span text:style-name="T3">required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6">.value});</text:span></text:span></text:p>
        <text:p text:style-name="P46"><text:span text:style-name="Source_20_Text"><text:span text:style-name="T2">16 </text:span></text:span></text:p>
        <text:p text:style-name="P46"><text:span text:style-name="Source_20_Text"><text:span text:style-name="T2">1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9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20 </text:span></text:span><text:span text:style-name="Source_20_Text"><text:span text:style-name="T4"><text:s text:c="6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symmetric(</text:span></text:span><text:span text:style-name="Source_20_Text"><text:span text:style-name="T11">vertical:</text:span></text:span><text:span text:style-name="Source_20_Text"><text:span text:style-name="T4"> </text:span></text:span><text:span text:style-name="Source_20_Text"><text:span text:style-name="T8">8</text:span></text:span><text:span text:style-name="Source_20_Text"><text:span text:style-name="T6">),</text:span></text:span></text:p>
        <text:p text:style-name="P46"><text:span text:style-name="Source_20_Text"><text:span text:style-name="T2">21 </text:span></text:span><text:span text:style-name="Source_20_Text"><text:span text:style-name="T4"><text:s text:c="6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Row(</text:span></text:span></text:p>
        <text:p text:style-name="P46"><text:span text:style-name="Source_20_Text"><text:span text:style-name="T2">22 </text:span></text:span><text:span text:style-name="Source_20_Text"><text:span text:style-name="T4"><text:s text:c="8"/></text:span></text:span><text:span text:style-name="Source_20_Text"><text:span text:style-name="T11">mainAxisAlignment:</text:span></text:span><text:span text:style-name="Source_20_Text"><text:span text:style-name="T4"> </text:span></text:span><text:span text:style-name="Source_20_Text"><text:span text:style-name="T6">MainAxisAlignment.spaceBetween,</text:span></text:span></text:p>
        <text:p text:style-name="P46"><text:span text:style-name="Source_20_Text"><text:span text:style-name="T2">23 </text:span></text:span><text:span text:style-name="Source_20_Text"><text:span text:style-name="T4"><text:s text:c="8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24 </text:span></text:span><text:span text:style-name="Source_20_Text"><text:span text:style-name="T4"><text:s text:c="10"/></text:span></text:span><text:span text:style-name="Source_20_Text"><text:span text:style-name="T6">Text(title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Weight:</text:span></text:span><text:span text:style-name="Source_20_Text"><text:span text:style-name="T4"> </text:span></text:span><text:span text:style-name="Source_20_Text"><text:span text:style-name="T6">FontWeight.bold,</text:span></text:span><text:span text:style-name="Source_20_Text"><text:span text:style-name="T4"> 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16</text:span></text:span><text:span text:style-name="Source_20_Text"><text:span text:style-name="T6">)),</text:span></text:span></text:p>
        <text:p text:style-name="P46"><text:span text:style-name="Source_20_Text"><text:span text:style-name="T2">25 </text:span></text:span><text:span text:style-name="Source_20_Text"><text:span text:style-name="T4"><text:s text:c="10"/></text:span></text:span><text:span text:style-name="Source_20_Text"><text:span text:style-name="T6">Text(value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16</text:span></text:span><text:span text:style-name="Source_20_Text"><text:span text:style-name="T6">)),</text:span></text:span></text:p>
        <text:p text:style-name="P46"><text:span text:style-name="Source_20_Text"><text:span text:style-name="T2">26 </text:span></text:span><text:span text:style-name="Source_20_Text"><text:span text:style-name="T4"><text:s text:c="8"/></text:span></text:span><text:span text:style-name="Source_20_Text"><text:span text:style-name="T6">],</text:span></text:span></text:p>
        <text:p text:style-name="P46"><text:span text:style-name="Source_20_Text"><text:span text:style-name="T2">27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28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29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0 </text:span></text:span><text:span text:style-name="Source_20_Text"><text:span text:style-name="T6">}</text:span></text:span></text:p>
        <text:p text:style-name="P46"><text:span text:style-name="Source_20_Text"><text:span text:style-name="T2">31 </text:span></text:span></text:p>
        <text:p text:style-name="P46"><text:span text:style-name="Source_20_Text"><text:span text:style-name="T2">32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Product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3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Product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34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35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6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oft-page-break/><text:span text:style-name="Source_20_Text"><text:span text:style-name="T2">37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Products'</text:span></text:span><text:span text:style-name="Source_20_Text"><text:span text:style-name="T6">)),</text:span></text:span></text:p>
        <text:p text:style-name="P46"><text:span text:style-name="Source_20_Text"><text:span text:style-name="T2">38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39 </text:span></text:span><text:span text:style-name="Source_20_Text"><text:span text:style-name="T4"><text:s text:c="8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pan text:style-name="Source_20_Text"><text:span text:style-name="T2">40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41 </text:span></text:span><text:span text:style-name="Source_20_Text"><text:span text:style-name="T4"><text:s text:c="10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42 </text:span></text:span><text:span text:style-name="Source_20_Text"><text:span text:style-name="T4"><text:s text:c="12"/></text:span></text:span><text:span text:style-name="Source_20_Text"><text:span text:style-name="T6">ProfileItem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5">'Mastering Java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value:</text:span></text:span><text:span text:style-name="Source_20_Text"><text:span text:style-name="T4"> </text:span></text:span><text:span text:style-name="Source_20_Text"><text:span text:style-name="T5">'</text:span></text:span><text:span text:style-name="Source_20_Text"><text:span text:style-name="T13">\$</text:span></text:span><text:span text:style-name="Source_20_Text"><text:span text:style-name="T5">25.00'</text:span></text:span><text:span text:style-name="Source_20_Text"><text:span text:style-name="T6">),</text:span></text:span></text:p>
        <text:p text:style-name="P46"><text:span text:style-name="Source_20_Text"><text:span text:style-name="T2">43 </text:span></text:span><text:span text:style-name="Source_20_Text"><text:span text:style-name="T4"><text:s text:c="12"/></text:span></text:span><text:span text:style-name="Source_20_Text"><text:span text:style-name="T6">ProfileItem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5">'Java Programming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value:</text:span></text:span><text:span text:style-name="Source_20_Text"><text:span text:style-name="T4"> </text:span></text:span><text:span text:style-name="Source_20_Text"><text:span text:style-name="T5">'</text:span></text:span><text:span text:style-name="Source_20_Text"><text:span text:style-name="T13">\$</text:span></text:span><text:span text:style-name="Source_20_Text"><text:span text:style-name="T5">12.90'</text:span></text:span><text:span text:style-name="Source_20_Text"><text:span text:style-name="T6">),</text:span></text:span></text:p>
        <text:p text:style-name="P46"><text:span text:style-name="Source_20_Text"><text:span text:style-name="T2">44 </text:span></text:span><text:span text:style-name="Source_20_Text"><text:span text:style-name="T4"><text:s text:c="12"/></text:span></text:span><text:span text:style-name="Source_20_Text"><text:span text:style-name="T6">ProfileItem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5">'Flutter Basics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value:</text:span></text:span><text:span text:style-name="Source_20_Text"><text:span text:style-name="T4"> </text:span></text:span><text:span text:style-name="Source_20_Text"><text:span text:style-name="T5">'</text:span></text:span><text:span text:style-name="Source_20_Text"><text:span text:style-name="T13">\$</text:span></text:span><text:span text:style-name="Source_20_Text"><text:span text:style-name="T5">19.99'</text:span></text:span><text:span text:style-name="Source_20_Text"><text:span text:style-name="T6">),</text:span></text:span></text:p>
        <text:p text:style-name="P46"><text:span text:style-name="Source_20_Text"><text:span text:style-name="T2">45 </text:span></text:span><text:span text:style-name="Source_20_Text"><text:span text:style-name="T4"><text:s text:c="10"/></text:span></text:span><text:span text:style-name="Source_20_Text"><text:span text:style-name="T6">],</text:span></text:span></text:p>
        <text:p text:style-name="P46"><text:span text:style-name="Source_20_Text"><text:span text:style-name="T2">46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47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48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49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50 </text:span></text:span><text:span text:style-name="Source_20_Text"><text:span text:style-name="T6">}</text:span></text:span></text:p>
        <text:p text:style-name="P46"><text:span text:style-name="Source_20_Text"><text:span text:style-name="T2">51 </text:span></text:span></text:p>
        <text:h text:style-name="P43" text:outline-level="2">Q4: Input Form</text:h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/text:p>
        <text:p text:style-name="P46"><text:span text:style-name="Source_20_Text"><text:span text:style-name="T2"><text:s/>3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RegisterScreen());</text:span></text:span></text:p>
        <text:p text:style-name="P46"><text:span text:style-name="Source_20_Text"><text:span text:style-name="T2"><text:s/>9 </text:span></text:span><text:span text:style-name="Source_20_Text"><text:span text:style-name="T6">}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Register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Register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Register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RegisterScreenState();</text:span></text:span></text:p>
        <text:p text:style-name="P46"><text:span text:style-name="Source_20_Text"><text:span text:style-name="T2">15 </text:span></text:span><text:span text:style-name="Source_20_Text"><text:span text:style-name="T6">}</text:span></text:span></text:p>
        <text:p text:style-name="P46"><text:span text:style-name="Source_20_Text"><text:span text:style-name="T2">16 </text:span></text:span></text:p>
        <text:p text:style-name="P46"><text:span text:style-name="Source_20_Text"><text:span text:style-name="T2">17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RegisterScreen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Register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formKey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GlobalKey</text:span></text:span><text:span text:style-name="Source_20_Text"><text:span text:style-name="T8">&lt;</text:span></text:span><text:span text:style-name="Source_20_Text"><text:span text:style-name="T6">FormState</text:span></text:span><text:span text:style-name="Source_20_Text"><text:span text:style-name="T8">&gt;</text:span></text:span><text:span text:style-name="Source_20_Text"><text:span text:style-name="T6">();</text:span></text:span></text:p>
        <text:p text:style-name="P46"><text:span text:style-name="Source_20_Text"><text:span text:style-name="T2">19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passwordController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oft-page-break/><text:span text:style-name="Source_20_Text"><text:span text:style-name="T2">20 </text:span></text:span></text:p>
        <text:p text:style-name="P46"><text:span text:style-name="Source_20_Text"><text:span text:style-name="T2">21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2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3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24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Register'</text:span></text:span><text:span text:style-name="Source_20_Text"><text:span text:style-name="T6">)),</text:span></text:span></text:p>
        <text:p text:style-name="P46"><text:span text:style-name="Source_20_Text"><text:span text:style-name="T2">25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26 </text:span></text:span><text:span text:style-name="Source_20_Text"><text:span text:style-name="T4"><text:s text:c="8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pan text:style-name="Source_20_Text"><text:span text:style-name="T2">27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Form(</text:span></text:span></text:p>
        <text:p text:style-name="P46"><text:span text:style-name="Source_20_Text"><text:span text:style-name="T2">28 </text:span></text:span><text:span text:style-name="Source_20_Text"><text:span text:style-name="T4"><text:s text:c="10"/></text:span></text:span><text:span text:style-name="Source_20_Text"><text:span text:style-name="T11">key:</text:span></text:span><text:span text:style-name="Source_20_Text"><text:span text:style-name="T4"> </text:span></text:span><text:span text:style-name="Source_20_Text"><text:span text:style-name="T6">_formKey,</text:span></text:span></text:p>
        <text:p text:style-name="P46"><text:span text:style-name="Source_20_Text"><text:span text:style-name="T2">29 </text:span></text:span><text:span text:style-name="Source_20_Text"><text:span text:style-name="T4"><text:s text:c="10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30 </text:span></text:span><text:span text:style-name="Source_20_Text"><text:span text:style-name="T4"><text:s text:c="12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31 </text:span></text:span><text:span text:style-name="Source_20_Text"><text:span text:style-name="T4"><text:s text:c="14"/></text:span></text:span><text:span text:style-name="Source_20_Text"><text:span text:style-name="T6">TextFormField(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Name'</text:span></text:span><text:span text:style-name="Source_20_Text"><text:span text:style-name="T6">),</text:span></text:span></text:p>
        <text:p text:style-name="P46"><text:span text:style-name="Source_20_Text"><text:span text:style-name="T2">32 </text:span></text:span><text:span text:style-name="Source_20_Text"><text:span text:style-name="T4"><text:s text:c="18"/></text:span></text:span><text:span text:style-name="Source_20_Text"><text:span text:style-name="T11">validator:</text:span></text:span><text:span text:style-name="Source_20_Text"><text:span text:style-name="T4"> </text:span></text:span><text:span text:style-name="Source_20_Text"><text:span text:style-name="T6">(v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v</text:span></text:span><text:span text:style-name="Source_20_Text"><text:span text:style-name="T8">!</text:span></text:span><text:span text:style-name="Source_20_Text"><text:span text:style-name="T6">.isEmpty</text:span></text:span><text:span text:style-name="Source_20_Text"><text:span text:style-name="T4"> </text:span></text:span><text:span text:style-name="Source_20_Text"><text:span text:style-name="T8">?</text:span></text:span><text:span text:style-name="Source_20_Text"><text:span text:style-name="T4"> </text:span></text:span><text:span text:style-name="Source_20_Text"><text:span text:style-name="T5">'Required'</text:span></text:span><text:span text:style-name="Source_20_Text"><text:span text:style-name="T4"> 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3">null</text:span></text:span><text:span text:style-name="Source_20_Text"><text:span text:style-name="T6">),</text:span></text:span></text:p>
        <text:p text:style-name="P46"><text:span text:style-name="Source_20_Text"><text:span text:style-name="T2">33 </text:span></text:span><text:span text:style-name="Source_20_Text"><text:span text:style-name="T4"><text:s text:c="14"/></text:span></text:span><text:span text:style-name="Source_20_Text"><text:span text:style-name="T6">TextFormField(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Email'</text:span></text:span><text:span text:style-name="Source_20_Text"><text:span text:style-name="T6">),</text:span></text:span></text:p>
        <text:p text:style-name="P46"><text:span text:style-name="Source_20_Text"><text:span text:style-name="T2">34 </text:span></text:span><text:span text:style-name="Source_20_Text"><text:span text:style-name="T4"><text:s text:c="18"/></text:span></text:span><text:span text:style-name="Source_20_Text"><text:span text:style-name="T11">validator:</text:span></text:span><text:span text:style-name="Source_20_Text"><text:span text:style-name="T4"> </text:span></text:span><text:span text:style-name="Source_20_Text"><text:span text:style-name="T6">(v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v</text:span></text:span><text:span text:style-name="Source_20_Text"><text:span text:style-name="T8">!</text:span></text:span><text:span text:style-name="Source_20_Text"><text:span text:style-name="T6">.isEmpty</text:span></text:span><text:span text:style-name="Source_20_Text"><text:span text:style-name="T4"> </text:span></text:span><text:span text:style-name="Source_20_Text"><text:span text:style-name="T8">?</text:span></text:span><text:span text:style-name="Source_20_Text"><text:span text:style-name="T4"> </text:span></text:span><text:span text:style-name="Source_20_Text"><text:span text:style-name="T5">'Required'</text:span></text:span><text:span text:style-name="Source_20_Text"><text:span text:style-name="T4"> 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3">null</text:span></text:span><text:span text:style-name="Source_20_Text"><text:span text:style-name="T6">),</text:span></text:span></text:p>
        <text:p text:style-name="P46"><text:span text:style-name="Source_20_Text"><text:span text:style-name="T2">35 </text:span></text:span><text:span text:style-name="Source_20_Text"><text:span text:style-name="T4"><text:s text:c="14"/></text:span></text:span><text:span text:style-name="Source_20_Text"><text:span text:style-name="T6">TextFormField(</text:span></text:span></text:p>
        <text:p text:style-name="P46"><text:span text:style-name="Source_20_Text"><text:span text:style-name="T2">36 </text:span></text:span><text:span text:style-name="Source_20_Text"><text:span text:style-name="T4"><text:s text:c="16"/>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passwordController,</text:span></text:span></text:p>
        <text:p text:style-name="P46"><text:span text:style-name="Source_20_Text"><text:span text:style-name="T2">37 </text:span></text:span><text:span text:style-name="Source_20_Text"><text:span text:style-name="T4"><text:s text:c="16"/>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Password'</text:span></text:span><text:span text:style-name="Source_20_Text"><text:span text:style-name="T6">),</text:span></text:span></text:p>
        <text:p text:style-name="P46"><text:span text:style-name="Source_20_Text"><text:span text:style-name="T2">38 </text:span></text:span><text:span text:style-name="Source_20_Text"><text:span text:style-name="T4"><text:s text:c="16"/></text:span></text:span><text:span text:style-name="Source_20_Text"><text:span text:style-name="T11">obscureText:</text:span></text:span><text:span text:style-name="Source_20_Text"><text:span text:style-name="T4"> </text:span></text:span><text:span text:style-name="Source_20_Text"><text:span text:style-name="T3">true</text:span></text:span><text:span text:style-name="Source_20_Text"><text:span text:style-name="T6">,</text:span></text:span></text:p>
        <text:p text:style-name="P46"><text:span text:style-name="Source_20_Text"><text:span text:style-name="T2">39 </text:span></text:span><text:span text:style-name="Source_20_Text"><text:span text:style-name="T4"><text:s text:c="16"/></text:span></text:span><text:span text:style-name="Source_20_Text"><text:span text:style-name="T11">validator:</text:span></text:span><text:span text:style-name="Source_20_Text"><text:span text:style-name="T4"> </text:span></text:span><text:span text:style-name="Source_20_Text"><text:span text:style-name="T6">(v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v</text:span></text:span><text:span text:style-name="Source_20_Text"><text:span text:style-name="T8">!</text:span></text:span><text:span text:style-name="Source_20_Text"><text:span text:style-name="T6">.isEmpty</text:span></text:span><text:span text:style-name="Source_20_Text"><text:span text:style-name="T4"> </text:span></text:span><text:span text:style-name="Source_20_Text"><text:span text:style-name="T8">?</text:span></text:span><text:span text:style-name="Source_20_Text"><text:span text:style-name="T4"> </text:span></text:span><text:span text:style-name="Source_20_Text"><text:span text:style-name="T5">'Required'</text:span></text:span><text:span text:style-name="Source_20_Text"><text:span text:style-name="T4"> 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3">null</text:span></text:span><text:span text:style-name="Source_20_Text"><text:span text:style-name="T6">,</text:span></text:span></text:p>
        <text:p text:style-name="P46"><text:span text:style-name="Source_20_Text"><text:span text:style-name="T2">40 </text:span></text:span><text:span text:style-name="Source_20_Text"><text:span text:style-name="T4"><text:s text:c="14"/></text:span></text:span><text:span text:style-name="Source_20_Text"><text:span text:style-name="T6">),</text:span></text:span></text:p>
        <text:p text:style-name="P46"><text:span text:style-name="Source_20_Text"><text:span text:style-name="T2">41 </text:span></text:span><text:span text:style-name="Source_20_Text"><text:span text:style-name="T4"><text:s text:c="14"/></text:span></text:span><text:span text:style-name="Source_20_Text"><text:span text:style-name="T6">TextFormField(</text:span></text:span></text:p>
        <text:p text:style-name="P46"><text:span text:style-name="Source_20_Text"><text:span text:style-name="T2">42 </text:span></text:span><text:span text:style-name="Source_20_Text"><text:span text:style-name="T4"><text:s text:c="16"/>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Confirm Password'</text:span></text:span><text:span text:style-name="Source_20_Text"><text:span text:style-name="T6">),</text:span></text:span></text:p>
        <text:p text:style-name="P46"><text:span text:style-name="Source_20_Text"><text:span text:style-name="T2">43 </text:span></text:span><text:span text:style-name="Source_20_Text"><text:span text:style-name="T4"><text:s text:c="16"/></text:span></text:span><text:span text:style-name="Source_20_Text"><text:span text:style-name="T11">obscureText:</text:span></text:span><text:span text:style-name="Source_20_Text"><text:span text:style-name="T4"> </text:span></text:span><text:span text:style-name="Source_20_Text"><text:span text:style-name="T3">true</text:span></text:span><text:span text:style-name="Source_20_Text"><text:span text:style-name="T6">,</text:span></text:span></text:p>
        <text:p text:style-name="P46"><text:span text:style-name="Source_20_Text"><text:span text:style-name="T2">44 </text:span></text:span><text:span text:style-name="Source_20_Text"><text:span text:style-name="T4"><text:s text:c="16"/></text:span></text:span><text:span text:style-name="Source_20_Text"><text:span text:style-name="T11">validator:</text:span></text:span><text:span text:style-name="Source_20_Text"><text:span text:style-name="T4"> </text:span></text:span><text:span text:style-name="Source_20_Text"><text:span text:style-name="T6">(v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45 </text:span></text:span><text:span text:style-name="Source_20_Text"><text:span text:style-name="T4"><text:s text:c="18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6">(v</text:span></text:span><text:span text:style-name="Source_20_Text"><text:span text:style-name="T8">!</text:span></text:span><text:span text:style-name="Source_20_Text"><text:span text:style-name="T6">.isEmpty)</text:span></text:span><text:span text:style-name="Source_20_Text"><text:span text:style-name="T4"> 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5">'Required'</text:span></text:span><text:span text:style-name="Source_20_Text"><text:span text:style-name="T6">;</text:span></text:span></text:p>
        <text:p text:style-name="P46"><text:span text:style-name="Source_20_Text"><text:span text:style-name="T2">46 </text:span></text:span><text:span text:style-name="Source_20_Text"><text:span text:style-name="T4"><text:s text:c="18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6">(v</text:span></text:span><text:span text:style-name="Source_20_Text"><text:span text:style-name="T4"> </text:span></text:span><text:span text:style-name="Source_20_Text"><text:span text:style-name="T8">!=</text:span></text:span><text:span text:style-name="Source_20_Text"><text:span text:style-name="T4"> </text:span></text:span><text:span text:style-name="Source_20_Text"><text:span text:style-name="T6">_passwordController.text)</text:span></text:span><text:span text:style-name="Source_20_Text"><text:span text:style-name="T4"> 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5">'Passwords do not match'</text:span></text:span><text:span text:style-name="Source_20_Text"><text:span text:style-name="T6">;</text:span></text:span></text:p>
        <text:p text:style-name="P46"><text:span text:style-name="Source_20_Text"><text:span text:style-name="T2">47 </text:span></text:span><text:span text:style-name="Source_20_Text"><text:span text:style-name="T4"><text:s text:c="18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null</text:span></text:span><text:span text:style-name="Source_20_Text"><text:span text:style-name="T6">;</text:span></text:span></text:p>
        <text:p text:style-name="P46"><text:span text:style-name="Source_20_Text"><text:span text:style-name="T2">48 </text:span></text:span><text:span text:style-name="Source_20_Text"><text:span text:style-name="T4"><text:s text:c="16"/></text:span></text:span><text:span text:style-name="Source_20_Text"><text:span text:style-name="T6">},</text:span></text:span></text:p>
        <text:p text:style-name="P46"><text:span text:style-name="Source_20_Text"><text:span text:style-name="T2">49 </text:span></text:span><text:span text:style-name="Source_20_Text"><text:span text:style-name="T4"><text:s text:c="14"/></text:span></text:span><text:span text:style-name="Source_20_Text"><text:span text:style-name="T6">),</text:span></text:span></text:p>
        <text:p text:style-name="P46"><text:span text:style-name="Source_20_Text"><text:span text:style-name="T2">50 </text:span></text:span><text:span text:style-name="Source_20_Text"><text:span text:style-name="T4"><text:s text:c="14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20</text:span></text:span><text:span text:style-name="Source_20_Text"><text:span text:style-name="T6">),</text:span></text:span></text:p>
        <text:p text:style-name="P46"><text:span text:style-name="Source_20_Text"><text:span text:style-name="T2">51 </text:span></text:span><text:span text:style-name="Source_20_Text"><text:span text:style-name="T4"><text:s text:c="14"/></text:span></text:span><text:span text:style-name="Source_20_Text"><text:span text:style-name="T6">ElevatedButton(</text:span></text:span></text:p>
        <text:p text:style-name="P46"><text:span text:style-name="Source_20_Text"><text:span text:style-name="T2">52 </text:span></text:span><text:span text:style-name="Source_20_Text"><text:span text:style-name="T4"><text:s text:c="16"/>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(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3 </text:span></text:span><text:span text:style-name="Source_20_Text"><text:span text:style-name="T4"><text:s text:c="18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6">(_formKey.currentState</text:span></text:span><text:span text:style-name="Source_20_Text"><text:span text:style-name="T8">!</text:span></text:span><text:span text:style-name="Source_20_Text"><text:span text:style-name="T6">.validate()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4 </text:span></text:span><text:span text:style-name="Source_20_Text"><text:span text:style-name="T4"><text:s text:c="20"/></text:span></text:span><text:span text:style-name="Source_20_Text"><text:span text:style-name="T6">ScaffoldMessenger.of(context).showSnackBar(</text:span></text:span></text:p>
        <text:p text:style-name="P46"><text:soft-page-break/><text:span text:style-name="Source_20_Text"><text:span text:style-name="T2">55 </text:span></text:span><text:span text:style-name="Source_20_Text"><text:span text:style-name="T4"><text:s text:c="22"/></text:span></text:span><text:span text:style-name="Source_20_Text"><text:span text:style-name="T6">SnackBar(</text:span></text:span><text:span text:style-name="Source_20_Text"><text:span text:style-name="T11">content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Registered!'</text:span></text:span><text:span text:style-name="Source_20_Text"><text:span text:style-name="T6">)),</text:span></text:span></text:p>
        <text:p text:style-name="P46"><text:span text:style-name="Source_20_Text"><text:span text:style-name="T2">56 </text:span></text:span><text:span text:style-name="Source_20_Text"><text:span text:style-name="T4"><text:s text:c="20"/></text:span></text:span><text:span text:style-name="Source_20_Text"><text:span text:style-name="T6">);</text:span></text:span></text:p>
        <text:p text:style-name="P46"><text:span text:style-name="Source_20_Text"><text:span text:style-name="T2">57 </text:span></text:span><text:span text:style-name="Source_20_Text"><text:span text:style-name="T4"><text:s text:c="18"/></text:span></text:span><text:span text:style-name="Source_20_Text"><text:span text:style-name="T6">}</text:span></text:span></text:p>
        <text:p text:style-name="P46"><text:span text:style-name="Source_20_Text"><text:span text:style-name="T2">58 </text:span></text:span><text:span text:style-name="Source_20_Text"><text:span text:style-name="T4"><text:s text:c="16"/></text:span></text:span><text:span text:style-name="Source_20_Text"><text:span text:style-name="T6">},</text:span></text:span></text:p>
        <text:p text:style-name="P46"><text:span text:style-name="Source_20_Text"><text:span text:style-name="T2">59 </text:span></text:span><text:span text:style-name="Source_20_Text"><text:span text:style-name="T4"><text:s text:c="16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Register'</text:span></text:span><text:span text:style-name="Source_20_Text"><text:span text:style-name="T6">),</text:span></text:span></text:p>
        <text:p text:style-name="P46"><text:span text:style-name="Source_20_Text"><text:span text:style-name="T2">60 </text:span></text:span><text:span text:style-name="Source_20_Text"><text:span text:style-name="T4"><text:s text:c="14"/></text:span></text:span><text:span text:style-name="Source_20_Text"><text:span text:style-name="T6">),</text:span></text:span></text:p>
        <text:p text:style-name="P46"><text:span text:style-name="Source_20_Text"><text:span text:style-name="T2">61 </text:span></text:span><text:span text:style-name="Source_20_Text"><text:span text:style-name="T4"><text:s text:c="12"/></text:span></text:span><text:span text:style-name="Source_20_Text"><text:span text:style-name="T6">],</text:span></text:span></text:p>
        <text:p text:style-name="P46"><text:span text:style-name="Source_20_Text"><text:span text:style-name="T2">62 </text:span></text:span><text:span text:style-name="Source_20_Text"><text:span text:style-name="T4"><text:s text:c="10"/></text:span></text:span><text:span text:style-name="Source_20_Text"><text:span text:style-name="T6">),</text:span></text:span></text:p>
        <text:p text:style-name="P46"><text:span text:style-name="Source_20_Text"><text:span text:style-name="T2">63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64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65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66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67 </text:span></text:span><text:span text:style-name="Source_20_Text"><text:span text:style-name="T6">}</text:span></text:span></text:p>
        <text:p text:style-name="P46"><text:span text:style-name="Source_20_Text"><text:span text:style-name="T2">68 </text:span></text:span></text:p>
        <text:h text:style-name="P43" text:outline-level="2">Q5: State Management (Local State)</text:h>
        <text:p text:style-name="P40"><text:span text:style-name="Strong_20_Emphasis">Local State</text:span> = state owned by one widget, updated with <text:span text:style-name="Source_20_Text">setState()</text:span> which triggers <text:span text:style-name="Source_20_Text">build()</text:span> to re-run.</text:p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/text:p>
        <text:p text:style-name="P46"><text:span text:style-name="Source_20_Text"><text:span text:style-name="T2"><text:s/>3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CounterScreen());</text:span></text:span></text:p>
        <text:p text:style-name="P46"><text:span text:style-name="Source_20_Text"><text:span text:style-name="T2"><text:s/>9 </text:span></text:span><text:span text:style-name="Source_20_Text"><text:span text:style-name="T6">}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Counter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Counter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Counter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CounterScreenState();</text:span></text:span></text:p>
        <text:p text:style-name="P46"><text:span text:style-name="Source_20_Text"><text:span text:style-name="T2">15 </text:span></text:span><text:span text:style-name="Source_20_Text"><text:span text:style-name="T6">}</text:span></text:span></text:p>
        <text:p text:style-name="P46"><text:span text:style-name="Source_20_Text"><text:span text:style-name="T2">16 </text:span></text:span></text:p>
        <text:p text:style-name="P46"><text:span text:style-name="Source_20_Text"><text:span text:style-name="T2">17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CounterScreen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Counter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7">int</text:span></text:span><text:span text:style-name="Source_20_Text"><text:span text:style-name="T4"> </text:span></text:span><text:span text:style-name="Source_20_Text"><text:span text:style-name="T6">_count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6">;</text:span></text:span></text:p>
        <text:p text:style-name="P46"><text:soft-page-break/><text:span text:style-name="Source_20_Text"><text:span text:style-name="T2">19 </text:span></text:span></text:p>
        <text:p text:style-name="P46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1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2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23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Counter'</text:span></text:span><text:span text:style-name="Source_20_Text"><text:span text:style-name="T6">)),</text:span></text:span></text:p>
        <text:p text:style-name="P46"><text:span text:style-name="Source_20_Text"><text:span text:style-name="T2">24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enter(</text:span></text:span></text:p>
        <text:p text:style-name="P46"><text:span text:style-name="Source_20_Text"><text:span text:style-name="T2">25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26 </text:span></text:span><text:span text:style-name="Source_20_Text"><text:span text:style-name="T4"><text:s text:c="10"/></text:span></text:span><text:span text:style-name="Source_20_Text"><text:span text:style-name="T11">mainAxisAlignment:</text:span></text:span><text:span text:style-name="Source_20_Text"><text:span text:style-name="T4"> </text:span></text:span><text:span text:style-name="Source_20_Text"><text:span text:style-name="T6">MainAxisAlignment.center,</text:span></text:span></text:p>
        <text:p text:style-name="P46"><text:span text:style-name="Source_20_Text"><text:span text:style-name="T2">27 </text:span></text:span><text:span text:style-name="Source_20_Text"><text:span text:style-name="T4"><text:s text:c="10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28 </text:span></text:span><text:span text:style-name="Source_20_Text"><text:span text:style-name="T4"><text:s text:c="12"/></text:span></text:span><text:span text:style-name="Source_20_Text"><text:span text:style-name="T6">Text(</text:span></text:span><text:span text:style-name="Source_20_Text"><text:span text:style-name="T5">'</text:span></text:span><text:span text:style-name="Source_20_Text"><text:span text:style-name="T14">$</text:span></text:span><text:span text:style-name="Source_20_Text"><text:span text:style-name="T6">_count</text:span></text:span><text:span text:style-name="Source_20_Text"><text:span text:style-name="T5">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64</text:span></text:span><text:span text:style-name="Source_20_Text"><text:span text:style-name="T6">)),</text:span></text:span></text:p>
        <text:p text:style-name="P46"><text:span text:style-name="Source_20_Text"><text:span text:style-name="T2">29 </text:span></text:span><text:span text:style-name="Source_20_Text"><text:span text:style-name="T4"><text:s text:c="12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20</text:span></text:span><text:span text:style-name="Source_20_Text"><text:span text:style-name="T6">),</text:span></text:span></text:p>
        <text:p text:style-name="P46"><text:span text:style-name="Source_20_Text"><text:span text:style-name="T2">30 </text:span></text:span><text:span text:style-name="Source_20_Text"><text:span text:style-name="T4"><text:s text:c="12"/></text:span></text:span><text:span text:style-name="Source_20_Text"><text:span text:style-name="T6">ElevatedButton(</text:span></text:span></text:p>
        <text:p text:style-name="P46"><text:span text:style-name="Source_20_Text"><text:span text:style-name="T2">31 </text:span></text:span><text:span text:style-name="Source_20_Text"><text:span text:style-name="T4"><text:s text:c="14"/>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setState(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count</text:span></text:span><text:span text:style-name="Source_20_Text"><text:span text:style-name="T8">++</text:span></text:span><text:span text:style-name="Source_20_Text"><text:span text:style-name="T6">),</text:span></text:span></text:p>
        <text:p text:style-name="P46"><text:span text:style-name="Source_20_Text"><text:span text:style-name="T2">32 </text:span></text:span><text:span text:style-name="Source_20_Text"><text:span text:style-name="T4"><text:s text:c="14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Increase'</text:span></text:span><text:span text:style-name="Source_20_Text"><text:span text:style-name="T6">),</text:span></text:span></text:p>
        <text:p text:style-name="P46"><text:span text:style-name="Source_20_Text"><text:span text:style-name="T2">33 </text:span></text:span><text:span text:style-name="Source_20_Text"><text:span text:style-name="T4"><text:s text:c="12"/></text:span></text:span><text:span text:style-name="Source_20_Text"><text:span text:style-name="T6">),</text:span></text:span></text:p>
        <text:p text:style-name="P46"><text:span text:style-name="Source_20_Text"><text:span text:style-name="T2">34 </text:span></text:span><text:span text:style-name="Source_20_Text"><text:span text:style-name="T4"><text:s text:c="10"/></text:span></text:span><text:span text:style-name="Source_20_Text"><text:span text:style-name="T6">],</text:span></text:span></text:p>
        <text:p text:style-name="P46"><text:span text:style-name="Source_20_Text"><text:span text:style-name="T2">35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36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37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38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9 </text:span></text:span><text:span text:style-name="Source_20_Text"><text:span text:style-name="T6">}</text:span></text:span></text:p>
        <text:p text:style-name="P46"><text:span text:style-name="Source_20_Text"><text:span text:style-name="T2">40 </text:span></text:span></text:p>
        <text:h text:style-name="P43" text:outline-level="2">Q6: State Management using Provider</text:h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Heading">Class</text:p>
              </table:table-cell>
              <table:table-cell table:style-name="Table1.B1" office:value-type="string">
                <text:p text:style-name="Table_20_Heading">Role</text:p>
              </table:table-cell>
            </table:table-row>
          </table:table-header-rows>
          <table:table-row>
            <table:table-cell table:style-name="Table1.A2" office:value-type="string">
              <text:p text:style-name="Table_20_Contents"><text:span text:style-name="Source_20_Text">ChangeNotifier</text:span></text:p>
            </table:table-cell>
            <table:table-cell table:style-name="Table1.B2" office:value-type="string">
              <text:p text:style-name="Table_20_Contents">Holds state; calls <text:span text:style-name="Source_20_Text">notifyListeners()</text:span> on chang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ChangeNotifierProvider</text:span></text:p>
            </table:table-cell>
            <table:table-cell table:style-name="Table1.B2" office:value-type="string">
              <text:p text:style-name="Table_20_Contents">Injects the notifier into the widget tre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Consumer</text:span></text:p>
            </table:table-cell>
            <table:table-cell table:style-name="Table1.B2" office:value-type="string">
              <text:p text:style-name="Table_20_Contents">Rebuilds UI when <text:span text:style-name="Source_20_Text">notifyListeners()</text:span> is called</text:p>
            </table:table-cell>
          </table:table-row>
        </table:table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provider/provider.dart'</text:span></text:span><text:span text:style-name="Source_20_Text"><text:span text:style-name="T6">;</text:span></text:span></text:p>
        <text:p text:style-name="P46"><text:span text:style-name="Source_20_Text"><text:span text:style-name="T2"><text:s/>3 </text:span></text:span></text:p>
        <text:p text:style-name="P46"><text:span text:style-name="Source_20_Text"><text:span text:style-name="T2"><text:s/>4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/text:p>
        <text:p text:style-name="P46"><text:span text:style-name="Source_20_Text"><text:span text:style-name="T2"><text:s/>5 </text:span></text:span><text:span text:style-name="Source_20_Text"><text:span text:style-name="T4"><text:s text:c="2"/></text:span></text:span><text:span text:style-name="Source_20_Text"><text:span text:style-name="T6">ChangeNotifierProvider(</text:span></text:span></text:p>
        <text:p text:style-name="P46"><text:span text:style-name="Source_20_Text"><text:span text:style-name="T2"><text:s/>6 </text:span></text:span><text:span text:style-name="Source_20_Text"><text:span text:style-name="T4"><text:s text:c="4"/></text:span></text:span><text:span text:style-name="Source_20_Text"><text:span text:style-name="T11">create:</text:span></text:span><text:span text:style-name="Source_20_Text"><text:span text:style-name="T4"> </text:span></text:span><text:span text:style-name="Source_20_Text"><text:span text:style-name="T6">(_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CartProvider(),</text:span></text:span></text:p>
        <text:p text:style-name="P46"><text:span text:style-name="Source_20_Text"><text:span text:style-name="T2"><text:s/>7 </text:span></text:span><text:span text:style-name="Source_20_Text"><text:span text:style-name="T4"><text:s text:c="4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,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),</text:span></text:span></text:p>
        <text:p text:style-name="P46"><text:soft-page-break/><text:span text:style-name="Source_20_Text"><text:span text:style-name="T2"><text:s/>9 </text:span></text:span><text:span text:style-name="Source_20_Text"><text:span text:style-name="T6">);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CartProvider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ChangeNotifier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7">int</text:span></text:span><text:span text:style-name="Source_20_Text"><text:span text:style-name="T4"> </text:span></text:span><text:span text:style-name="Source_20_Text"><text:span text:style-name="T6">_count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6">;</text:span></text:span></text:p>
        <text:p text:style-name="P46"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7">int</text:span></text:span><text:span text:style-name="Source_20_Text"><text:span text:style-name="T4"> </text:span></text:span><text:span text:style-name="Source_20_Text"><text:span text:style-name="T3">get</text:span></text:span><text:span text:style-name="Source_20_Text"><text:span text:style-name="T4"> </text:span></text:span><text:span text:style-name="Source_20_Text"><text:span text:style-name="T6">count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count;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addItem()</text:span></text:span><text:span text:style-name="Source_20_Text"><text:span text:style-name="T4"> </text:span></text:span><text:span text:style-name="Source_20_Text"><text:span text:style-name="T6">{</text:span></text:span><text:span text:style-name="Source_20_Text"><text:span text:style-name="T4"> </text:span></text:span><text:span text:style-name="Source_20_Text"><text:span text:style-name="T6">_count</text:span></text:span><text:span text:style-name="Source_20_Text"><text:span text:style-name="T8">++</text:span></text:span><text:span text:style-name="Source_20_Text"><text:span text:style-name="T6">;</text:span></text:span><text:span text:style-name="Source_20_Text"><text:span text:style-name="T4"> </text:span></text:span><text:span text:style-name="Source_20_Text"><text:span text:style-name="T6">notifyListeners();</text:span></text:span><text:span text:style-name="Source_20_Text"><text:span text:style-name="T4"> </text:span></text:span><text:span text:style-name="Source_20_Text"><text:span text:style-name="T6">}</text:span></text:span></text:p>
        <text:p text:style-name="P46"><text:span text:style-name="Source_20_Text"><text:span text:style-name="T2">15 </text:span></text:span><text:span text:style-name="Source_20_Text"><text:span text:style-name="T6">}</text:span></text:span></text:p>
        <text:p text:style-name="P46"><text:span text:style-name="Source_20_Text"><text:span text:style-name="T2">16 </text:span></text:span></text:p>
        <text:p text:style-name="P46"><text:span text:style-name="Source_20_Text"><text:span text:style-name="T2">17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9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CartScreen());</text:span></text:span></text:p>
        <text:p text:style-name="P46"><text:span text:style-name="Source_20_Text"><text:span text:style-name="T2">21 </text:span></text:span><text:span text:style-name="Source_20_Text"><text:span text:style-name="T6">}</text:span></text:span></text:p>
        <text:p text:style-name="P46"><text:span text:style-name="Source_20_Text"><text:span text:style-name="T2">22 </text:span></text:span></text:p>
        <text:p text:style-name="P46"><text:span text:style-name="Source_20_Text"><text:span text:style-name="T2">2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Cart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4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Cart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25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6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7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28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Cart'</text:span></text:span><text:span text:style-name="Source_20_Text"><text:span text:style-name="T6">)),</text:span></text:span></text:p>
        <text:p text:style-name="P46"><text:span text:style-name="Source_20_Text"><text:span text:style-name="T2">29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enter(</text:span></text:span></text:p>
        <text:p text:style-name="P46"><text:span text:style-name="Source_20_Text"><text:span text:style-name="T2">30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nsumer</text:span></text:span><text:span text:style-name="Source_20_Text"><text:span text:style-name="T8">&lt;</text:span></text:span><text:span text:style-name="Source_20_Text"><text:span text:style-name="T6">CartProvider</text:span></text:span><text:span text:style-name="Source_20_Text"><text:span text:style-name="T8">&gt;</text:span></text:span><text:span text:style-name="Source_20_Text"><text:span text:style-name="T6">(</text:span></text:span></text:p>
        <text:p text:style-name="P46"><text:span text:style-name="Source_20_Text"><text:span text:style-name="T2">31 </text:span></text:span><text:span text:style-name="Source_20_Text"><text:span text:style-name="T4"><text:s text:c="10"/></text:span></text:span><text:span text:style-name="Source_20_Text"><text:span text:style-name="T11">builder:</text:span></text:span><text:span text:style-name="Source_20_Text"><text:span text:style-name="T4"> </text:span></text:span><text:span text:style-name="Source_20_Text"><text:span text:style-name="T6">(context,</text:span></text:span><text:span text:style-name="Source_20_Text"><text:span text:style-name="T4"> </text:span></text:span><text:span text:style-name="Source_20_Text"><text:span text:style-name="T6">cart,</text:span></text:span><text:span text:style-name="Source_20_Text"><text:span text:style-name="T4"> </text:span></text:span><text:span text:style-name="Source_20_Text"><text:span text:style-name="T6">_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32 </text:span></text:span><text:span text:style-name="Source_20_Text"><text:span text:style-name="T4"><text:s text:c="12"/></text:span></text:span><text:span text:style-name="Source_20_Text"><text:span text:style-name="T11">mainAxisAlignment:</text:span></text:span><text:span text:style-name="Source_20_Text"><text:span text:style-name="T4"> </text:span></text:span><text:span text:style-name="Source_20_Text"><text:span text:style-name="T6">MainAxisAlignment.center,</text:span></text:span></text:p>
        <text:p text:style-name="P46"><text:span text:style-name="Source_20_Text"><text:span text:style-name="T2">33 </text:span></text:span><text:span text:style-name="Source_20_Text"><text:span text:style-name="T4"><text:s text:c="12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34 </text:span></text:span><text:span text:style-name="Source_20_Text"><text:span text:style-name="T4"><text:s text:c="14"/></text:span></text:span><text:span text:style-name="Source_20_Text"><text:span text:style-name="T6">Text(</text:span></text:span><text:span text:style-name="Source_20_Text"><text:span text:style-name="T5">'Items: </text:span></text:span><text:span text:style-name="Source_20_Text"><text:span text:style-name="T14">${</text:span></text:span><text:span text:style-name="Source_20_Text"><text:span text:style-name="T6">cart.count</text:span></text:span><text:span text:style-name="Source_20_Text"><text:span text:style-name="T14">}</text:span></text:span><text:span text:style-name="Source_20_Text"><text:span text:style-name="T5">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28</text:span></text:span><text:span text:style-name="Source_20_Text"><text:span text:style-name="T6">)),</text:span></text:span></text:p>
        <text:p text:style-name="P46"><text:span text:style-name="Source_20_Text"><text:span text:style-name="T2">35 </text:span></text:span><text:span text:style-name="Source_20_Text"><text:span text:style-name="T4"><text:s text:c="14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20</text:span></text:span><text:span text:style-name="Source_20_Text"><text:span text:style-name="T6">),</text:span></text:span></text:p>
        <text:p text:style-name="P46"><text:span text:style-name="Source_20_Text"><text:span text:style-name="T2">36 </text:span></text:span><text:span text:style-name="Source_20_Text"><text:span text:style-name="T4"><text:s text:c="14"/></text:span></text:span><text:span text:style-name="Source_20_Text"><text:span text:style-name="T6">ElevatedButton(</text:span></text:span></text:p>
        <text:p text:style-name="P46"><text:span text:style-name="Source_20_Text"><text:span text:style-name="T2">37 </text:span></text:span><text:span text:style-name="Source_20_Text"><text:span text:style-name="T4"><text:s text:c="16"/>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cart.addItem,</text:span></text:span></text:p>
        <text:p text:style-name="P46"><text:span text:style-name="Source_20_Text"><text:span text:style-name="T2">38 </text:span></text:span><text:span text:style-name="Source_20_Text"><text:span text:style-name="T4"><text:s text:c="16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Add to Cart'</text:span></text:span><text:span text:style-name="Source_20_Text"><text:span text:style-name="T6">),</text:span></text:span></text:p>
        <text:p text:style-name="P46"><text:span text:style-name="Source_20_Text"><text:span text:style-name="T2">39 </text:span></text:span><text:span text:style-name="Source_20_Text"><text:span text:style-name="T4"><text:s text:c="14"/></text:span></text:span><text:span text:style-name="Source_20_Text"><text:span text:style-name="T6">),</text:span></text:span></text:p>
        <text:p text:style-name="P46"><text:span text:style-name="Source_20_Text"><text:span text:style-name="T2">40 </text:span></text:span><text:span text:style-name="Source_20_Text"><text:span text:style-name="T4"><text:s text:c="12"/></text:span></text:span><text:span text:style-name="Source_20_Text"><text:span text:style-name="T6">],</text:span></text:span></text:p>
        <text:p text:style-name="P46"><text:span text:style-name="Source_20_Text"><text:span text:style-name="T2">41 </text:span></text:span><text:span text:style-name="Source_20_Text"><text:span text:style-name="T4"><text:s text:c="10"/></text:span></text:span><text:span text:style-name="Source_20_Text"><text:span text:style-name="T6">),</text:span></text:span></text:p>
        <text:p text:style-name="P46"><text:span text:style-name="Source_20_Text"><text:span text:style-name="T2">42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43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44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oft-page-break/><text:span text:style-name="Source_20_Text"><text:span text:style-name="T2">45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46 </text:span></text:span><text:span text:style-name="Source_20_Text"><text:span text:style-name="T6">}</text:span></text:span></text:p>
        <text:p text:style-name="P47"><text:span text:style-name="Strong_20_Emphasis">pubspec.yaml:</text:span> <text:span text:style-name="Source_20_Text">provider: ^6.1.2</text:span></text:p>
        <text:p text:style-name="P42"/>
        <text:h text:style-name="P43" text:outline-level="2">Q7: Login with REST API</text:h>
        <text:list text:style-name="L19">
          <text:list-item>
            <text:p text:style-name="P48"><text:span text:style-name="Strong_20_Emphasis"><text:span text:style-name="Source_20_Text">http.post()</text:span></text:span> – sends POST request with JSON body </text:p>
          </text:list-item>
          <text:list-item>
            <text:p text:style-name="P48"><text:span text:style-name="Strong_20_Emphasis"><text:span text:style-name="Source_20_Text">jsonDecode()</text:span></text:span> – parses JSON response </text:p>
          </text:list-item>
          <text:list-item>
            <text:p text:style-name="P49"><text:span text:style-name="Strong_20_Emphasis"><text:span text:style-name="Source_20_Text">Navigator.pushReplacement()</text:span></text:span> – navigates to Home on success </text:p>
          </text:list-item>
        </text:list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dart:conve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3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http/http.dart'</text:span></text:span><text:span text:style-name="Source_20_Text"><text:span text:style-name="T4"> </text:span></text:span><text:span text:style-name="Source_20_Text"><text:span text:style-name="T3">as</text:span></text:span><text:span text:style-name="Source_20_Text"><text:span text:style-name="T4"> </text:span></text:span><text:span text:style-name="Source_20_Text"><text:span text:style-name="T6">http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6 </text:span></text:span></text:p>
        <text:p text:style-name="P46"><text:span text:style-name="Source_20_Text"><text:span text:style-name="T2"><text:s/>7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9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0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LoginScreen());</text:span></text:span></text:p>
        <text:p text:style-name="P46"><text:span text:style-name="Source_20_Text"><text:span text:style-name="T2">11 </text:span></text:span><text:span text:style-name="Source_20_Text"><text:span text:style-name="T6">}</text:span></text:span></text:p>
        <text:p text:style-name="P46"><text:span text:style-name="Source_20_Text"><text:span text:style-name="T2">12 </text:span></text:span></text:p>
        <text:p text:style-name="P46"><text:span text:style-name="Source_20_Text"><text:span text:style-name="T2">1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Login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Login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6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Login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LoginScreenState();</text:span></text:span></text:p>
        <text:p text:style-name="P46"><text:span text:style-name="Source_20_Text"><text:span text:style-name="T2">17 </text:span></text:span><text:span text:style-name="Source_20_Text"><text:span text:style-name="T6">}</text:span></text:span></text:p>
        <text:p text:style-name="P46"><text:span text:style-name="Source_20_Text"><text:span text:style-name="T2">18 </text:span></text:span></text:p>
        <text:p text:style-name="P46"><text:span text:style-name="Source_20_Text"><text:span text:style-name="T2">19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LoginScreen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Login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emailController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1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passwordController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2 </text:span></text:span></text:p>
        <text:p text:style-name="P46"><text:span text:style-name="Source_20_Text"><text:span text:style-name="T2">23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login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4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re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http.post(</text:span></text:span></text:p>
        <text:p text:style-name="P46"><text:span text:style-name="Source_20_Text"><text:span text:style-name="T2">25 </text:span></text:span><text:span text:style-name="Source_20_Text"><text:span text:style-name="T4"><text:s text:c="6"/></text:span></text:span><text:span text:style-name="Source_20_Text"><text:span text:style-name="T6">Uri.parse(</text:span></text:span><text:span text:style-name="Source_20_Text"><text:span text:style-name="T5">'https://example.com/api/login'</text:span></text:span><text:span text:style-name="Source_20_Text"><text:span text:style-name="T6">),</text:span></text:span></text:p>
        <text:p text:style-name="P46"><text:span text:style-name="Source_20_Text"><text:span text:style-name="T2">26 </text:span></text:span><text:span text:style-name="Source_20_Text"><text:span text:style-name="T4"><text:s text:c="6"/></text:span></text:span><text:span text:style-name="Source_20_Text"><text:span text:style-name="T11">headers:</text:span></text:span><text:span text:style-name="Source_20_Text"><text:span text:style-name="T4"> </text:span></text:span><text:span text:style-name="Source_20_Text"><text:span text:style-name="T6">{</text:span></text:span><text:span text:style-name="Source_20_Text"><text:span text:style-name="T5">'Content-Typ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5">'application/json'</text:span></text:span><text:span text:style-name="Source_20_Text"><text:span text:style-name="T6">},</text:span></text:span></text:p>
        <text:p text:style-name="P46"><text:span text:style-name="Source_20_Text"><text:span text:style-name="T2">27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jsonEncode({</text:span></text:span></text:p>
        <text:p text:style-name="P46"><text:soft-page-break/><text:span text:style-name="Source_20_Text"><text:span text:style-name="T2">28 </text:span></text:span><text:span text:style-name="Source_20_Text"><text:span text:style-name="T4"><text:s text:c="8"/></text:span></text:span><text:span text:style-name="Source_20_Text"><text:span text:style-name="T5">'email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6">_emailController.text,</text:span></text:span></text:p>
        <text:p text:style-name="P46"><text:span text:style-name="Source_20_Text"><text:span text:style-name="T2">29 </text:span></text:span><text:span text:style-name="Source_20_Text"><text:span text:style-name="T4"><text:s text:c="8"/></text:span></text:span><text:span text:style-name="Source_20_Text"><text:span text:style-name="T5">'password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6">_passwordController.text,</text:span></text:span></text:p>
        <text:p text:style-name="P46"><text:span text:style-name="Source_20_Text"><text:span text:style-name="T2">30 </text:span></text:span><text:span text:style-name="Source_20_Text"><text:span text:style-name="T4"><text:s text:c="6"/></text:span></text:span><text:span text:style-name="Source_20_Text"><text:span text:style-name="T6">}),</text:span></text:span></text:p>
        <text:p text:style-name="P46"><text:span text:style-name="Source_20_Text"><text:span text:style-name="T2">31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32 </text:span></text:span><text:span text:style-name="Source_20_Text"><text:span text:style-name="T4"><text:s text:c="4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6">(res.statusCode</text:span></text:span><text:span text:style-name="Source_20_Text"><text:span text:style-name="T4"> </text:span></text:span><text:span text:style-name="Source_20_Text"><text:span text:style-name="T8">==</text:span></text:span><text:span text:style-name="Source_20_Text"><text:span text:style-name="T4"> </text:span></text:span><text:span text:style-name="Source_20_Text"><text:span text:style-name="T8">200</text:span></text:span><text:span text:style-name="Source_20_Text"><text:span text:style-name="T6">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3 </text:span></text:span><text:span text:style-name="Source_20_Text"><text:span text:style-name="T4"><text:s text:c="6"/></text:span></text:span><text:span text:style-name="Source_20_Text"><text:span text:style-name="T6">Navigator.pushReplacement(context,</text:span></text:span><text:span text:style-name="Source_20_Text"><text:span text:style-name="T4"> </text:span></text:span><text:span text:style-name="Source_20_Text"><text:span text:style-name="T6">MaterialPageRoute(</text:span></text:span><text:span text:style-name="Source_20_Text"><text:span text:style-name="T11">builder:</text:span></text:span><text:span text:style-name="Source_20_Text"><text:span text:style-name="T4"> </text:span></text:span><text:span text:style-name="Source_20_Text"><text:span text:style-name="T6">(_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HomeScreen()));</text:span></text:span></text:p>
        <text:p text:style-name="P46"><text:span text:style-name="Source_20_Text"><text:span text:style-name="T2">34 </text:span></text:span><text:span text:style-name="Source_20_Text"><text:span text:style-name="T4"><text:s text:c="4"/></text:span></text:span><text:span text:style-name="Source_20_Text"><text:span text:style-name="T6">}</text:span></text:span><text:span text:style-name="Source_20_Text"><text:span text:style-name="T4"> </text:span></text:span><text:span text:style-name="Source_20_Text"><text:span text:style-name="T3">else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5 </text:span></text:span><text:span text:style-name="Source_20_Text"><text:span text:style-name="T4"><text:s text:c="6"/></text:span></text:span><text:span text:style-name="Source_20_Text"><text:span text:style-name="T6">ScaffoldMessenger.of(context).showSnackBar(SnackBar(</text:span></text:span><text:span text:style-name="Source_20_Text"><text:span text:style-name="T11">content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in failed'</text:span></text:span><text:span text:style-name="Source_20_Text"><text:span text:style-name="T6">)));</text:span></text:span></text:p>
        <text:p text:style-name="P46"><text:span text:style-name="Source_20_Text"><text:span text:style-name="T2">36 </text:span></text:span><text:span text:style-name="Source_20_Text"><text:span text:style-name="T4"><text:s text:c="4"/></text:span></text:span><text:span text:style-name="Source_20_Text"><text:span text:style-name="T6">}</text:span></text:span></text:p>
        <text:p text:style-name="P46"><text:span text:style-name="Source_20_Text"><text:span text:style-name="T2">37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8 </text:span></text:span></text:p>
        <text:p text:style-name="P46"><text:span text:style-name="Source_20_Text"><text:span text:style-name="T2">39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40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41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42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in'</text:span></text:span><text:span text:style-name="Source_20_Text"><text:span text:style-name="T6">)),</text:span></text:span></text:p>
        <text:p text:style-name="P46"><text:span text:style-name="Source_20_Text"><text:span text:style-name="T2">43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44 </text:span></text:span><text:span text:style-name="Source_20_Text"><text:span text:style-name="T4"><text:s text:c="8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pan text:style-name="Source_20_Text"><text:span text:style-name="T2">45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/text:p>
        <text:p text:style-name="P46"><text:span text:style-name="Source_20_Text"><text:span text:style-name="T2">46 </text:span></text:span><text:span text:style-name="Source_20_Text"><text:span text:style-name="T4"><text:s text:c="10"/>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47 </text:span></text:span><text:span text:style-name="Source_20_Text"><text:span text:style-name="T4"><text:s text:c="12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emailController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Email'</text:span></text:span><text:span text:style-name="Source_20_Text"><text:span text:style-name="T6">)),</text:span></text:span></text:p>
        <text:p text:style-name="P46"><text:span text:style-name="Source_20_Text"><text:span text:style-name="T2">48 </text:span></text:span><text:span text:style-name="Source_20_Text"><text:span text:style-name="T4"><text:s text:c="12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passwordController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Password'</text:span></text:span><text:span text:style-name="Source_20_Text"><text:span text:style-name="T6">),</text:span></text:span><text:span text:style-name="Source_20_Text"><text:span text:style-name="T4"> </text:span></text:span><text:span text:style-name="Source_20_Text"><text:span text:style-name="T11">obscureText:</text:span></text:span><text:span text:style-name="Source_20_Text"><text:span text:style-name="T4"> </text:span></text:span><text:span text:style-name="Source_20_Text"><text:span text:style-name="T3">true</text:span></text:span><text:span text:style-name="Source_20_Text"><text:span text:style-name="T6">),</text:span></text:span></text:p>
        <text:p text:style-name="P46"><text:span text:style-name="Source_20_Text"><text:span text:style-name="T2">49 </text:span></text:span><text:span text:style-name="Source_20_Text"><text:span text:style-name="T4"><text:s text:c="12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20</text:span></text:span><text:span text:style-name="Source_20_Text"><text:span text:style-name="T6">),</text:span></text:span></text:p>
        <text:p text:style-name="P46"><text:span text:style-name="Source_20_Text"><text:span text:style-name="T2">50 </text:span></text:span><text:span text:style-name="Source_20_Text"><text:span text:style-name="T4"><text:s text:c="12"/></text:span></text:span><text:span text:style-name="Source_20_Text"><text:span text:style-name="T6">ElevatedButton(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_login,</text:span></text:span><text:span text:style-name="Source_20_Text"><text:span text:style-name="T4"> 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in'</text:span></text:span><text:span text:style-name="Source_20_Text"><text:span text:style-name="T6">)),</text:span></text:span></text:p>
        <text:p text:style-name="P46"><text:span text:style-name="Source_20_Text"><text:span text:style-name="T2">51 </text:span></text:span><text:span text:style-name="Source_20_Text"><text:span text:style-name="T4"><text:s text:c="10"/></text:span></text:span><text:span text:style-name="Source_20_Text"><text:span text:style-name="T6">],</text:span></text:span></text:p>
        <text:p text:style-name="P46"><text:span text:style-name="Source_20_Text"><text:span text:style-name="T2">52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53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54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55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56 </text:span></text:span><text:span text:style-name="Source_20_Text"><text:span text:style-name="T6">}</text:span></text:span></text:p>
        <text:p text:style-name="P46"><text:span text:style-name="Source_20_Text"><text:span text:style-name="T2">57 </text:span></text:span></text:p>
        <text:p text:style-name="P46"><text:span text:style-name="Source_20_Text"><text:span text:style-name="T2">58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Home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9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Home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60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oft-page-break/><text:span text:style-name="Source_20_Text"><text:span text:style-name="T2">61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62 </text:span></text:span><text:span text:style-name="Source_20_Text"><text:span text:style-name="T4"><text:s text:c="4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Home'</text:span></text:span><text:span text:style-name="Source_20_Text"><text:span text:style-name="T6">)),</text:span></text:span></text:p>
        <text:p text:style-name="P46"><text:span text:style-name="Source_20_Text"><text:span text:style-name="T2">63 </text:span></text:span><text:span text:style-name="Source_20_Text"><text:span text:style-name="T4"><text:s text:c="4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enter(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Welcome!'</text:span></text:span><text:span text:style-name="Source_20_Text"><text:span text:style-name="T6">)),</text:span></text:span></text:p>
        <text:p text:style-name="P46"><text:span text:style-name="Source_20_Text"><text:span text:style-name="T2">64 </text:span></text:span><text:span text:style-name="Source_20_Text"><text:span text:style-name="T4"><text:s text:c="2"/></text:span></text:span><text:span text:style-name="Source_20_Text"><text:span text:style-name="T6">);</text:span></text:span></text:p>
        <text:p text:style-name="P46"><text:span text:style-name="Source_20_Text"><text:span text:style-name="T2">65 </text:span></text:span><text:span text:style-name="Source_20_Text"><text:span text:style-name="T6">}</text:span></text:span></text:p>
        <text:p text:style-name="P47"><text:span text:style-name="Strong_20_Emphasis">pubspec.yaml:</text:span> <text:span text:style-name="Source_20_Text">http: ^1.2.1</text:span></text:p>
        <text:p text:style-name="P42"/>
        <text:h text:style-name="P43" text:outline-level="2">Q8: CRUD with REST API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Operation</text:p>
              </table:table-cell>
              <table:table-cell table:style-name="Table2.A1" office:value-type="string">
                <text:p text:style-name="Table_20_Heading">HTTP Method</text:p>
              </table:table-cell>
              <table:table-cell table:style-name="Table2.C1" office:value-type="string">
                <text:p text:style-name="Table_20_Heading">Endpoint</text:p>
              </table:table-cell>
            </table:table-row>
          </table:table-header-rows>
          <table:table-row>
            <table:table-cell table:style-name="Table2.A2" office:value-type="string">
              <text:p text:style-name="Table_20_Contents">Read</text:p>
            </table:table-cell>
            <table:table-cell table:style-name="Table2.A2" office:value-type="string">
              <text:p text:style-name="Table_20_Contents"><text:span text:style-name="Source_20_Text">GET</text:span></text:p>
            </table:table-cell>
            <table:table-cell table:style-name="Table2.C2" office:value-type="string">
              <text:p text:style-name="Table_20_Contents"><text:span text:style-name="Source_20_Text">/products</text:span></text:p>
            </table:table-cell>
          </table:table-row>
          <table:table-row>
            <table:table-cell table:style-name="Table2.A2" office:value-type="string">
              <text:p text:style-name="Table_20_Contents">Create</text:p>
            </table:table-cell>
            <table:table-cell table:style-name="Table2.A2" office:value-type="string">
              <text:p text:style-name="Table_20_Contents"><text:span text:style-name="Source_20_Text">POST</text:span></text:p>
            </table:table-cell>
            <table:table-cell table:style-name="Table2.C2" office:value-type="string">
              <text:p text:style-name="Table_20_Contents"><text:span text:style-name="Source_20_Text">/products</text:span></text:p>
            </table:table-cell>
          </table:table-row>
          <table:table-row>
            <table:table-cell table:style-name="Table2.A2" office:value-type="string">
              <text:p text:style-name="Table_20_Contents">Update</text:p>
            </table:table-cell>
            <table:table-cell table:style-name="Table2.A2" office:value-type="string">
              <text:p text:style-name="Table_20_Contents"><text:span text:style-name="Source_20_Text">PUT</text:span></text:p>
            </table:table-cell>
            <table:table-cell table:style-name="Table2.C2" office:value-type="string">
              <text:p text:style-name="Table_20_Contents"><text:span text:style-name="Source_20_Text">/products/{id}</text:span></text:p>
            </table:table-cell>
          </table:table-row>
          <table:table-row>
            <table:table-cell table:style-name="Table2.A2" office:value-type="string">
              <text:p text:style-name="Table_20_Contents">Delete</text:p>
            </table:table-cell>
            <table:table-cell table:style-name="Table2.A2" office:value-type="string">
              <text:p text:style-name="Table_20_Contents"><text:span text:style-name="Source_20_Text">DELETE</text:span></text:p>
            </table:table-cell>
            <table:table-cell table:style-name="Table2.C2" office:value-type="string">
              <text:p text:style-name="Table_20_Contents"><text:span text:style-name="Source_20_Text">/products/{id}</text:span></text:p>
            </table:table-cell>
          </table:table-row>
        </table:table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dart:conve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3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http/http.dart'</text:span></text:span><text:span text:style-name="Source_20_Text"><text:span text:style-name="T4"> </text:span></text:span><text:span text:style-name="Source_20_Text"><text:span text:style-name="T3">as</text:span></text:span><text:span text:style-name="Source_20_Text"><text:span text:style-name="T4"> </text:span></text:span><text:span text:style-name="Source_20_Text"><text:span text:style-name="T6">http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base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5">'https://example.com/api'</text:span></text:span><text:span text:style-name="Source_20_Text"><text:span text:style-name="T6">;</text:span></text:span></text:p>
        <text:p text:style-name="P46"><text:span text:style-name="Source_20_Text"><text:span text:style-name="T2"><text:s/>6 </text:span></text:span></text:p>
        <text:p text:style-name="P46"><text:span text:style-name="Source_20_Text"><text:span text:style-name="T2"><text:s/>7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8 </text:span></text:span></text:p>
        <text:p text:style-name="P46"><text:span text:style-name="Source_20_Text"><text:span text:style-name="T2"><text:s/>9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0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1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ProductListScreen());</text:span></text:span></text:p>
        <text:p text:style-name="P46"><text:span text:style-name="Source_20_Text"><text:span text:style-name="T2">13 </text:span></text:span><text:span text:style-name="Source_20_Text"><text:span text:style-name="T6">}</text:span></text:span></text:p>
        <text:p text:style-name="P46"><text:span text:style-name="Source_20_Text"><text:span text:style-name="T2">14 </text:span></text:span></text:p>
        <text:p text:style-name="P46"><text:span text:style-name="Source_20_Text"><text:span text:style-name="T2">1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ProductList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ProductList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ProductList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ProductListScreenState();</text:span></text:span></text:p>
        <text:p text:style-name="P46"><text:span text:style-name="Source_20_Text"><text:span text:style-name="T2">19 </text:span></text:span><text:span text:style-name="Source_20_Text"><text:span text:style-name="T6">}</text:span></text:span></text:p>
        <text:p text:style-name="P46"><text:span text:style-name="Source_20_Text"><text:span text:style-name="T2">20 </text:span></text:span></text:p>
        <text:p text:style-name="P46"><text:span text:style-name="Source_20_Text"><text:span text:style-name="T2">2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ProductListScreen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ProductList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2 </text:span></text:span><text:span text:style-name="Source_20_Text"><text:span text:style-name="T4"><text:s text:c="2"/></text:span></text:span><text:span text:style-name="Source_20_Text"><text:span text:style-name="T6">List</text:span></text:span><text:span text:style-name="Source_20_Text"><text:span text:style-name="T4"> </text:span></text:span><text:span text:style-name="Source_20_Text"><text:span text:style-name="T6">_product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[];</text:span></text:span></text:p>
        <text:p text:style-name="P46"><text:soft-page-break/><text:span text:style-name="Source_20_Text"><text:span text:style-name="T2">23 </text:span></text:span></text:p>
        <text:p text:style-name="P46"><text:span text:style-name="Source_20_Text"><text:span text:style-name="T2">24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5 </text:span></text:span><text:span text:style-name="Source_20_Text"><text:span text:style-name="T4"><text:s text:c="2"/>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initState()</text:span></text:span><text:span text:style-name="Source_20_Text"><text:span text:style-name="T4"> </text:span></text:span><text:span text:style-name="Source_20_Text"><text:span text:style-name="T6">{</text:span></text:span><text:span text:style-name="Source_20_Text"><text:span text:style-name="T4"> </text:span></text:span><text:span text:style-name="Source_20_Text"><text:span text:style-name="T3">super</text:span></text:span><text:span text:style-name="Source_20_Text"><text:span text:style-name="T6">.initState();</text:span></text:span><text:span text:style-name="Source_20_Text"><text:span text:style-name="T4"> </text:span></text:span><text:span text:style-name="Source_20_Text"><text:span text:style-name="T6">_getProducts();</text:span></text:span><text:span text:style-name="Source_20_Text"><text:span text:style-name="T4"> </text:span></text:span><text:span text:style-name="Source_20_Text"><text:span text:style-name="T6">}</text:span></text:span></text:p>
        <text:p text:style-name="P46"><text:span text:style-name="Source_20_Text"><text:span text:style-name="T2">26 </text:span></text:span></text:p>
        <text:p text:style-name="P46"><text:span text:style-name="Source_20_Text"><text:span text:style-name="T2">27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getProducts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8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re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http.</text:span></text:span><text:span text:style-name="Source_20_Text"><text:span text:style-name="T3">get</text:span></text:span><text:span text:style-name="Source_20_Text"><text:span text:style-name="T6">(Uri.parse(</text:span></text:span><text:span text:style-name="Source_20_Text"><text:span text:style-name="T5">'</text:span></text:span><text:span text:style-name="Source_20_Text"><text:span text:style-name="T14">$</text:span></text:span><text:span text:style-name="Source_20_Text"><text:span text:style-name="T6">base</text:span></text:span><text:span text:style-name="Source_20_Text"><text:span text:style-name="T5">/products'</text:span></text:span><text:span text:style-name="Source_20_Text"><text:span text:style-name="T6">));</text:span></text:span></text:p>
        <text:p text:style-name="P46"><text:span text:style-name="Source_20_Text"><text:span text:style-name="T2">29 </text:span></text:span><text:span text:style-name="Source_20_Text"><text:span text:style-name="T4"><text:s text:c="4"/></text:span></text:span><text:span text:style-name="Source_20_Text"><text:span text:style-name="T6">setState(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product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jsonDecode(res.body));</text:span></text:span></text:p>
        <text:p text:style-name="P46"><text:span text:style-name="Source_20_Text"><text:span text:style-name="T2">30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1 </text:span></text:span></text:p>
        <text:p text:style-name="P46"><text:span text:style-name="Source_20_Text"><text:span text:style-name="T2">32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addProduct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3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http.post(Uri.parse(</text:span></text:span><text:span text:style-name="Source_20_Text"><text:span text:style-name="T5">'</text:span></text:span><text:span text:style-name="Source_20_Text"><text:span text:style-name="T14">$</text:span></text:span><text:span text:style-name="Source_20_Text"><text:span text:style-name="T6">base</text:span></text:span><text:span text:style-name="Source_20_Text"><text:span text:style-name="T5">/products'</text:span></text:span><text:span text:style-name="Source_20_Text"><text:span text:style-name="T6">),</text:span></text:span></text:p>
        <text:p text:style-name="P46"><text:span text:style-name="Source_20_Text"><text:span text:style-name="T2">34 </text:span></text:span><text:span text:style-name="Source_20_Text"><text:span text:style-name="T4"><text:s text:c="8"/></text:span></text:span><text:span text:style-name="Source_20_Text"><text:span text:style-name="T11">headers:</text:span></text:span><text:span text:style-name="Source_20_Text"><text:span text:style-name="T4"> </text:span></text:span><text:span text:style-name="Source_20_Text"><text:span text:style-name="T6">{</text:span></text:span><text:span text:style-name="Source_20_Text"><text:span text:style-name="T5">'Content-Typ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5">'application/json'</text:span></text:span><text:span text:style-name="Source_20_Text"><text:span text:style-name="T6">},</text:span></text:span></text:p>
        <text:p text:style-name="P46"><text:span text:style-name="Source_20_Text"><text:span text:style-name="T2">35 </text:span></text:span><text:span text:style-name="Source_20_Text"><text:span text:style-name="T4"><text:s text:c="8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jsonEncode({</text:span></text:span><text:span text:style-name="Source_20_Text"><text:span text:style-name="T5">'nam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5">'New Product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5">'pric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8">9.99</text:span></text:span><text:span text:style-name="Source_20_Text"><text:span text:style-name="T6">}));</text:span></text:span></text:p>
        <text:p text:style-name="P46"><text:span text:style-name="Source_20_Text"><text:span text:style-name="T2">36 </text:span></text:span><text:span text:style-name="Source_20_Text"><text:span text:style-name="T4"><text:s text:c="4"/></text:span></text:span><text:span text:style-name="Source_20_Text"><text:span text:style-name="T6">_getProducts();</text:span></text:span></text:p>
        <text:p text:style-name="P46"><text:span text:style-name="Source_20_Text"><text:span text:style-name="T2">37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8 </text:span></text:span></text:p>
        <text:p text:style-name="P46"><text:span text:style-name="Source_20_Text"><text:span text:style-name="T2">39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editProduct(</text:span></text:span><text:span text:style-name="Source_20_Text"><text:span text:style-name="T7">int</text:span></text:span><text:span text:style-name="Source_20_Text"><text:span text:style-name="T4"> </text:span></text:span><text:span text:style-name="Source_20_Text"><text:span text:style-name="T6">id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40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http.put(Uri.parse(</text:span></text:span><text:span text:style-name="Source_20_Text"><text:span text:style-name="T5">'</text:span></text:span><text:span text:style-name="Source_20_Text"><text:span text:style-name="T14">$</text:span></text:span><text:span text:style-name="Source_20_Text"><text:span text:style-name="T6">base</text:span></text:span><text:span text:style-name="Source_20_Text"><text:span text:style-name="T5">/products/</text:span></text:span><text:span text:style-name="Source_20_Text"><text:span text:style-name="T14">$</text:span></text:span><text:span text:style-name="Source_20_Text"><text:span text:style-name="T6">id</text:span></text:span><text:span text:style-name="Source_20_Text"><text:span text:style-name="T5">'</text:span></text:span><text:span text:style-name="Source_20_Text"><text:span text:style-name="T6">),</text:span></text:span></text:p>
        <text:p text:style-name="P46"><text:span text:style-name="Source_20_Text"><text:span text:style-name="T2">41 </text:span></text:span><text:span text:style-name="Source_20_Text"><text:span text:style-name="T4"><text:s text:c="8"/></text:span></text:span><text:span text:style-name="Source_20_Text"><text:span text:style-name="T11">headers:</text:span></text:span><text:span text:style-name="Source_20_Text"><text:span text:style-name="T4"> </text:span></text:span><text:span text:style-name="Source_20_Text"><text:span text:style-name="T6">{</text:span></text:span><text:span text:style-name="Source_20_Text"><text:span text:style-name="T5">'Content-Typ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5">'application/json'</text:span></text:span><text:span text:style-name="Source_20_Text"><text:span text:style-name="T6">},</text:span></text:span></text:p>
        <text:p text:style-name="P46"><text:span text:style-name="Source_20_Text"><text:span text:style-name="T2">42 </text:span></text:span><text:span text:style-name="Source_20_Text"><text:span text:style-name="T4"><text:s text:c="8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jsonEncode({</text:span></text:span><text:span text:style-name="Source_20_Text"><text:span text:style-name="T5">'nam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5">'Updated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5">'pric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8">19.99</text:span></text:span><text:span text:style-name="Source_20_Text"><text:span text:style-name="T6">}));</text:span></text:span></text:p>
        <text:p text:style-name="P46"><text:span text:style-name="Source_20_Text"><text:span text:style-name="T2">43 </text:span></text:span><text:span text:style-name="Source_20_Text"><text:span text:style-name="T4"><text:s text:c="4"/></text:span></text:span><text:span text:style-name="Source_20_Text"><text:span text:style-name="T6">_getProducts();</text:span></text:span></text:p>
        <text:p text:style-name="P46"><text:span text:style-name="Source_20_Text"><text:span text:style-name="T2">44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45 </text:span></text:span></text:p>
        <text:p text:style-name="P46"><text:span text:style-name="Source_20_Text"><text:span text:style-name="T2">46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deleteProduct(</text:span></text:span><text:span text:style-name="Source_20_Text"><text:span text:style-name="T7">int</text:span></text:span><text:span text:style-name="Source_20_Text"><text:span text:style-name="T4"> </text:span></text:span><text:span text:style-name="Source_20_Text"><text:span text:style-name="T6">id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47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http.delete(Uri.parse(</text:span></text:span><text:span text:style-name="Source_20_Text"><text:span text:style-name="T5">'</text:span></text:span><text:span text:style-name="Source_20_Text"><text:span text:style-name="T14">$</text:span></text:span><text:span text:style-name="Source_20_Text"><text:span text:style-name="T6">base</text:span></text:span><text:span text:style-name="Source_20_Text"><text:span text:style-name="T5">/products/</text:span></text:span><text:span text:style-name="Source_20_Text"><text:span text:style-name="T14">$</text:span></text:span><text:span text:style-name="Source_20_Text"><text:span text:style-name="T6">id</text:span></text:span><text:span text:style-name="Source_20_Text"><text:span text:style-name="T5">'</text:span></text:span><text:span text:style-name="Source_20_Text"><text:span text:style-name="T6">));</text:span></text:span></text:p>
        <text:p text:style-name="P46"><text:span text:style-name="Source_20_Text"><text:span text:style-name="T2">48 </text:span></text:span><text:span text:style-name="Source_20_Text"><text:span text:style-name="T4"><text:s text:c="4"/></text:span></text:span><text:span text:style-name="Source_20_Text"><text:span text:style-name="T6">_getProducts();</text:span></text:span></text:p>
        <text:p text:style-name="P46"><text:span text:style-name="Source_20_Text"><text:span text:style-name="T2">49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50 </text:span></text:span></text:p>
        <text:p text:style-name="P46"><text:span text:style-name="Source_20_Text"><text:span text:style-name="T2">51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52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3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54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Products'</text:span></text:span><text:span text:style-name="Source_20_Text"><text:span text:style-name="T6">)),</text:span></text:span></text:p>
        <text:p text:style-name="P46"><text:span text:style-name="Source_20_Text"><text:span text:style-name="T2">55 </text:span></text:span><text:span text:style-name="Source_20_Text"><text:span text:style-name="T4"><text:s text:c="6"/></text:span></text:span><text:span text:style-name="Source_20_Text"><text:span text:style-name="T11">floatingActionButton:</text:span></text:span><text:span text:style-name="Source_20_Text"><text:span text:style-name="T4"> </text:span></text:span><text:span text:style-name="Source_20_Text"><text:span text:style-name="T6">FloatingActionButton(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_addProduct,</text:span></text:span><text:span text:style-name="Source_20_Text"><text:span text:style-name="T4"> 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Icon(Icons.add)),</text:span></text:span></text:p>
        <text:p text:style-name="P46"><text:span text:style-name="Source_20_Text"><text:span text:style-name="T2">56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ListView.builder(</text:span></text:span></text:p>
        <text:p text:style-name="P46"><text:span text:style-name="Source_20_Text"><text:span text:style-name="T2">57 </text:span></text:span><text:span text:style-name="Source_20_Text"><text:span text:style-name="T4"><text:s text:c="8"/></text:span></text:span><text:span text:style-name="Source_20_Text"><text:span text:style-name="T11">itemCount:</text:span></text:span><text:span text:style-name="Source_20_Text"><text:span text:style-name="T4"> </text:span></text:span><text:span text:style-name="Source_20_Text"><text:span text:style-name="T6">_products.length,</text:span></text:span></text:p>
        <text:p text:style-name="P46"><text:soft-page-break/><text:span text:style-name="Source_20_Text"><text:span text:style-name="T2">58 </text:span></text:span><text:span text:style-name="Source_20_Text"><text:span text:style-name="T4"><text:s text:c="8"/></text:span></text:span><text:span text:style-name="Source_20_Text"><text:span text:style-name="T11">itemBuilder:</text:span></text:span><text:span text:style-name="Source_20_Text"><text:span text:style-name="T4"> </text:span></text:span><text:span text:style-name="Source_20_Text"><text:span text:style-name="T6">(_,</text:span></text:span><text:span text:style-name="Source_20_Text"><text:span text:style-name="T4"> </text:span></text:span><text:span text:style-name="Source_20_Text"><text:span text:style-name="T6">i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9 </text:span></text:span><text:span text:style-name="Source_20_Text"><text:span text:style-name="T4"><text:s text:c="10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p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_products[i];</text:span></text:span></text:p>
        <text:p text:style-name="P46"><text:span text:style-name="Source_20_Text"><text:span text:style-name="T2">60 </text:span></text:span><text:span text:style-name="Source_20_Text"><text:span text:style-name="T4"><text:s text:c="10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ListTile(</text:span></text:span></text:p>
        <text:p text:style-name="P46"><text:span text:style-name="Source_20_Text"><text:span text:style-name="T2">61 </text:span></text:span><text:span text:style-name="Source_20_Text"><text:span text:style-name="T4"><text:s text:c="12"/>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p[</text:span></text:span><text:span text:style-name="Source_20_Text"><text:span text:style-name="T5">'name'</text:span></text:span><text:span text:style-name="Source_20_Text"><text:span text:style-name="T6">]),</text:span></text:span></text:p>
        <text:p text:style-name="P46"><text:span text:style-name="Source_20_Text"><text:span text:style-name="T2">62 </text:span></text:span><text:span text:style-name="Source_20_Text"><text:span text:style-name="T4"><text:s text:c="12"/></text:span></text:span><text:span text:style-name="Source_20_Text"><text:span text:style-name="T11">sub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</text:span></text:span><text:span text:style-name="Source_20_Text"><text:span text:style-name="T13">\$</text:span></text:span><text:span text:style-name="Source_20_Text"><text:span text:style-name="T14">${</text:span></text:span><text:span text:style-name="Source_20_Text"><text:span text:style-name="T6">p[</text:span></text:span><text:span text:style-name="Source_20_Text"><text:span text:style-name="T5">'price'</text:span></text:span><text:span text:style-name="Source_20_Text"><text:span text:style-name="T6">]</text:span></text:span><text:span text:style-name="Source_20_Text"><text:span text:style-name="T14">}</text:span></text:span><text:span text:style-name="Source_20_Text"><text:span text:style-name="T5">'</text:span></text:span><text:span text:style-name="Source_20_Text"><text:span text:style-name="T6">),</text:span></text:span></text:p>
        <text:p text:style-name="P46"><text:span text:style-name="Source_20_Text"><text:span text:style-name="T2">63 </text:span></text:span><text:span text:style-name="Source_20_Text"><text:span text:style-name="T4"><text:s text:c="12"/></text:span></text:span><text:span text:style-name="Source_20_Text"><text:span text:style-name="T11">trailing:</text:span></text:span><text:span text:style-name="Source_20_Text"><text:span text:style-name="T4"> </text:span></text:span><text:span text:style-name="Source_20_Text"><text:span text:style-name="T6">Row(</text:span></text:span><text:span text:style-name="Source_20_Text"><text:span text:style-name="T11">mainAxisSize:</text:span></text:span><text:span text:style-name="Source_20_Text"><text:span text:style-name="T4"> </text:span></text:span><text:span text:style-name="Source_20_Text"><text:span text:style-name="T6">MainAxisSize.min,</text:span></text:span><text:span text:style-name="Source_20_Text"><text:span text:style-name="T4"> 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64 </text:span></text:span><text:span text:style-name="Source_20_Text"><text:span text:style-name="T4"><text:s text:c="14"/></text:span></text:span><text:span text:style-name="Source_20_Text"><text:span text:style-name="T6">IconButton(</text:span></text:span><text:span text:style-name="Source_20_Text"><text:span text:style-name="T11">icon:</text:span></text:span><text:span text:style-name="Source_20_Text"><text:span text:style-name="T4"> </text:span></text:span><text:span text:style-name="Source_20_Text"><text:span text:style-name="T6">Icon(Icons.edit,</text:span></text:span><text:span text:style-name="Source_20_Text"><text:span text:style-name="T4"> </text:span></text:span><text:span text:style-name="Source_20_Text"><text:span text:style-name="T11">color:</text:span></text:span><text:span text:style-name="Source_20_Text"><text:span text:style-name="T4"> </text:span></text:span><text:span text:style-name="Source_20_Text"><text:span text:style-name="T6">Colors.blue),</text:span></text:span><text:span text:style-name="Source_20_Text"><text:span text:style-name="T4"> 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editProduct(p[</text:span></text:span><text:span text:style-name="Source_20_Text"><text:span text:style-name="T5">'id'</text:span></text:span><text:span text:style-name="Source_20_Text"><text:span text:style-name="T6">])),</text:span></text:span></text:p>
        <text:p text:style-name="P46"><text:span text:style-name="Source_20_Text"><text:span text:style-name="T2">65 </text:span></text:span><text:span text:style-name="Source_20_Text"><text:span text:style-name="T4"><text:s text:c="14"/></text:span></text:span><text:span text:style-name="Source_20_Text"><text:span text:style-name="T6">IconButton(</text:span></text:span><text:span text:style-name="Source_20_Text"><text:span text:style-name="T11">icon:</text:span></text:span><text:span text:style-name="Source_20_Text"><text:span text:style-name="T4"> </text:span></text:span><text:span text:style-name="Source_20_Text"><text:span text:style-name="T6">Icon(Icons.delete,</text:span></text:span><text:span text:style-name="Source_20_Text"><text:span text:style-name="T4"> </text:span></text:span><text:span text:style-name="Source_20_Text"><text:span text:style-name="T11">color:</text:span></text:span><text:span text:style-name="Source_20_Text"><text:span text:style-name="T4"> </text:span></text:span><text:span text:style-name="Source_20_Text"><text:span text:style-name="T6">Colors.red),</text:span></text:span><text:span text:style-name="Source_20_Text"><text:span text:style-name="T4"> 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deleteProduct(p[</text:span></text:span><text:span text:style-name="Source_20_Text"><text:span text:style-name="T5">'id'</text:span></text:span><text:span text:style-name="Source_20_Text"><text:span text:style-name="T6">])),</text:span></text:span></text:p>
        <text:p text:style-name="P46"><text:span text:style-name="Source_20_Text"><text:span text:style-name="T2">66 </text:span></text:span><text:span text:style-name="Source_20_Text"><text:span text:style-name="T4"><text:s text:c="12"/></text:span></text:span><text:span text:style-name="Source_20_Text"><text:span text:style-name="T6">]),</text:span></text:span></text:p>
        <text:p text:style-name="P46"><text:span text:style-name="Source_20_Text"><text:span text:style-name="T2">67 </text:span></text:span><text:span text:style-name="Source_20_Text"><text:span text:style-name="T4"><text:s text:c="10"/></text:span></text:span><text:span text:style-name="Source_20_Text"><text:span text:style-name="T6">);</text:span></text:span></text:p>
        <text:p text:style-name="P46"><text:span text:style-name="Source_20_Text"><text:span text:style-name="T2">68 </text:span></text:span><text:span text:style-name="Source_20_Text"><text:span text:style-name="T4"><text:s text:c="8"/></text:span></text:span><text:span text:style-name="Source_20_Text"><text:span text:style-name="T6">},</text:span></text:span></text:p>
        <text:p text:style-name="P46"><text:span text:style-name="Source_20_Text"><text:span text:style-name="T2">69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70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71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72 </text:span></text:span><text:span text:style-name="Source_20_Text"><text:span text:style-name="T6">}</text:span></text:span></text:p>
        <text:p text:style-name="P47"><text:span text:style-name="Strong_20_Emphasis">pubspec.yaml:</text:span> <text:span text:style-name="Source_20_Text">http: ^1.2.1</text:span></text:p>
        <text:p text:style-name="P42"/>
        <text:h text:style-name="P43" text:outline-level="2">Q9: Firebase Firestore</text:h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Table_20_Heading">Method</text:p>
              </table:table-cell>
              <table:table-cell table:style-name="Table3.B1" office:value-type="string">
                <text:p text:style-name="Table_20_Heading">Purpose</text:p>
              </table:table-cell>
            </table:table-row>
          </table:table-header-rows>
          <table:table-row>
            <table:table-cell table:style-name="Table3.A2" office:value-type="string">
              <text:p text:style-name="Table_20_Contents"><text:span text:style-name="Source_20_Text">.collection('students')</text:span></text:p>
            </table:table-cell>
            <table:table-cell table:style-name="Table3.B2" office:value-type="string">
              <text:p text:style-name="Table_20_Contents">Reference to Firestore collection</text:p>
            </table:table-cell>
          </table:table-row>
          <table:table-row>
            <table:table-cell table:style-name="Table3.A2" office:value-type="string">
              <text:p text:style-name="Table_20_Contents"><text:span text:style-name="Source_20_Text">.add(data)</text:span></text:p>
            </table:table-cell>
            <table:table-cell table:style-name="Table3.B2" office:value-type="string">
              <text:p text:style-name="Table_20_Contents">Add new document with auto ID</text:p>
            </table:table-cell>
          </table:table-row>
          <table:table-row>
            <table:table-cell table:style-name="Table3.A2" office:value-type="string">
              <text:p text:style-name="Table_20_Contents"><text:span text:style-name="Source_20_Text">.snapshots()</text:span></text:p>
            </table:table-cell>
            <table:table-cell table:style-name="Table3.B2" office:value-type="string">
              <text:p text:style-name="Table_20_Contents">Real-time stream; UI auto-updates</text:p>
            </table:table-cell>
          </table:table-row>
        </table:table>
        <text:p text:style-name="P50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irebase_core/firebase_core.dart'</text:span></text:span><text:span text:style-name="Source_20_Text"><text:span text:style-name="T6">;</text:span></text:span></text:p>
        <text:p text:style-name="P46"><text:span text:style-name="Source_20_Text"><text:span text:style-name="T2"><text:s/>3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cloud_firestore/cloud_firestore.dart'</text:span></text:span><text:span text:style-name="Source_20_Text"><text:span text:style-name="T6">;</text:span></text:span></text:p>
        <text:p text:style-name="P46"><text:span text:style-name="Source_20_Text"><text:span text:style-name="T2"><text:s/>4 </text:span></text:span></text:p>
        <text:p text:style-name="P46"><text:span text:style-name="Source_20_Text"><text:span text:style-name="T2"><text:s/>5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6 </text:span></text:span><text:span text:style-name="Source_20_Text"><text:span text:style-name="T4"><text:s text:c="2"/></text:span></text:span><text:span text:style-name="Source_20_Text"><text:span text:style-name="T6">WidgetsFlutterBinding.ensureInitialized();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Firebase.initializeApp();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9 </text:span></text:span><text:span text:style-name="Source_20_Text"><text:span text:style-name="T6">}</text:span></text:span></text:p>
        <text:p text:style-name="P46"><text:span text:style-name="Source_20_Text"><text:span text:style-name="T2">10 </text:span></text:span></text:p>
        <text:p text:style-name="P46"><text:span text:style-name="Source_20_Text"><text:span text:style-name="T2">1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2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oft-page-break/><text:span text:style-name="Source_20_Text"><text:span text:style-name="T2">13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StudentListScreen());</text:span></text:span></text:p>
        <text:p text:style-name="P46"><text:span text:style-name="Source_20_Text"><text:span text:style-name="T2">15 </text:span></text:span><text:span text:style-name="Source_20_Text"><text:span text:style-name="T6">}</text:span></text:span></text:p>
        <text:p text:style-name="P46"><text:span text:style-name="Source_20_Text"><text:span text:style-name="T2">16 </text:span></text:span></text:p>
        <text:p text:style-name="P46"><text:span text:style-name="Source_20_Text"><text:span text:style-name="T2">17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StudentListScreen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StudentListScreen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9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StudentList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StudentListScreenState();</text:span></text:span></text:p>
        <text:p text:style-name="P46"><text:span text:style-name="Source_20_Text"><text:span text:style-name="T2">21 </text:span></text:span><text:span text:style-name="Source_20_Text"><text:span text:style-name="T6">}</text:span></text:span></text:p>
        <text:p text:style-name="P46"><text:span text:style-name="Source_20_Text"><text:span text:style-name="T2">22 </text:span></text:span></text:p>
        <text:p text:style-name="P46"><text:span text:style-name="Source_20_Text"><text:span text:style-name="T2">2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StudentListScreen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StudentListScreen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4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col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FirebaseFirestore.instance.collection(</text:span></text:span><text:span text:style-name="Source_20_Text"><text:span text:style-name="T5">'students'</text:span></text:span><text:span text:style-name="Source_20_Text"><text:span text:style-name="T6">);</text:span></text:span></text:p>
        <text:p text:style-name="P46"><text:span text:style-name="Source_20_Text"><text:span text:style-name="T2">25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nameCtrl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6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emailCtrl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7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phoneCtrl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8 </text:span></text:span></text:p>
        <text:p text:style-name="P46"><text:span text:style-name="Source_20_Text"><text:span text:style-name="T2">29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add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0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_col.add({</text:span></text:span><text:span text:style-name="Source_20_Text"><text:span text:style-name="T5">'nam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6">_nameCtrl.text,</text:span></text:span><text:span text:style-name="Source_20_Text"><text:span text:style-name="T4"> </text:span></text:span><text:span text:style-name="Source_20_Text"><text:span text:style-name="T5">'email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6">_emailCtrl.text,</text:span></text:span><text:span text:style-name="Source_20_Text"><text:span text:style-name="T4"> </text:span></text:span><text:span text:style-name="Source_20_Text"><text:span text:style-name="T5">'phone'</text:span></text:span><text:span text:style-name="Source_20_Text"><text:span text:style-name="T8">:</text:span></text:span><text:span text:style-name="Source_20_Text"><text:span text:style-name="T4"> </text:span></text:span><text:span text:style-name="Source_20_Text"><text:span text:style-name="T6">_phoneCtrl.text});</text:span></text:span></text:p>
        <text:p text:style-name="P46"><text:span text:style-name="Source_20_Text"><text:span text:style-name="T2">31 </text:span></text:span><text:span text:style-name="Source_20_Text"><text:span text:style-name="T4"><text:s text:c="4"/></text:span></text:span><text:span text:style-name="Source_20_Text"><text:span text:style-name="T6">_nameCtrl.clear();</text:span></text:span><text:span text:style-name="Source_20_Text"><text:span text:style-name="T4"> </text:span></text:span><text:span text:style-name="Source_20_Text"><text:span text:style-name="T6">_emailCtrl.clear();</text:span></text:span><text:span text:style-name="Source_20_Text"><text:span text:style-name="T4"> </text:span></text:span><text:span text:style-name="Source_20_Text"><text:span text:style-name="T6">_phoneCtrl.clear();</text:span></text:span></text:p>
        <text:p text:style-name="P46"><text:span text:style-name="Source_20_Text"><text:span text:style-name="T2">32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33 </text:span></text:span></text:p>
        <text:p text:style-name="P46"><text:span text:style-name="Source_20_Text"><text:span text:style-name="T2">34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35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6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37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Students'</text:span></text:span><text:span text:style-name="Source_20_Text"><text:span text:style-name="T6">)),</text:span></text:span></text:p>
        <text:p text:style-name="P46"><text:span text:style-name="Source_20_Text"><text:span text:style-name="T2">38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olumn(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39 </text:span></text:span><text:span text:style-name="Source_20_Text"><text:span text:style-name="T4"><text:s text:c="8"/></text:span></text:span><text:span text:style-name="Source_20_Text"><text:span text:style-name="T6">Padding(</text:span></text:span></text:p>
        <text:p text:style-name="P46"><text:span text:style-name="Source_20_Text"><text:span text:style-name="T2">40 </text:span></text:span><text:span text:style-name="Source_20_Text"><text:span text:style-name="T4"><text:s text:c="10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8</text:span></text:span><text:span text:style-name="Source_20_Text"><text:span text:style-name="T6">),</text:span></text:span></text:p>
        <text:p text:style-name="P46"><text:span text:style-name="Source_20_Text"><text:span text:style-name="T2">41 </text:span></text:span><text:span text:style-name="Source_20_Text"><text:span text:style-name="T4"><text:s text:c="10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42 </text:span></text:span><text:span text:style-name="Source_20_Text"><text:span text:style-name="T4"><text:s text:c="12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nameCtrl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Name'</text:span></text:span><text:span text:style-name="Source_20_Text"><text:span text:style-name="T6">)),</text:span></text:span></text:p>
        <text:p text:style-name="P46"><text:span text:style-name="Source_20_Text"><text:span text:style-name="T2">43 </text:span></text:span><text:span text:style-name="Source_20_Text"><text:span text:style-name="T4"><text:s text:c="12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emailCtrl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Email'</text:span></text:span><text:span text:style-name="Source_20_Text"><text:span text:style-name="T6">)),</text:span></text:span></text:p>
        <text:p text:style-name="P46"><text:span text:style-name="Source_20_Text"><text:span text:style-name="T2">44 </text:span></text:span><text:span text:style-name="Source_20_Text"><text:span text:style-name="T4"><text:s text:c="12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phoneCtrl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Phone'</text:span></text:span><text:span text:style-name="Source_20_Text"><text:span text:style-name="T6">)),</text:span></text:span></text:p>
        <text:p text:style-name="P46"><text:span text:style-name="Source_20_Text"><text:span text:style-name="T2">45 </text:span></text:span><text:span text:style-name="Source_20_Text"><text:span text:style-name="T4"><text:s text:c="12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8</text:span></text:span><text:span text:style-name="Source_20_Text"><text:span text:style-name="T6">),</text:span></text:span></text:p>
        <text:p text:style-name="P46"><text:soft-page-break/><text:span text:style-name="Source_20_Text"><text:span text:style-name="T2">46 </text:span></text:span><text:span text:style-name="Source_20_Text"><text:span text:style-name="T4"><text:s text:c="12"/></text:span></text:span><text:span text:style-name="Source_20_Text"><text:span text:style-name="T6">ElevatedButton(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_add,</text:span></text:span><text:span text:style-name="Source_20_Text"><text:span text:style-name="T4"> 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Add Student'</text:span></text:span><text:span text:style-name="Source_20_Text"><text:span text:style-name="T6">)),</text:span></text:span></text:p>
        <text:p text:style-name="P46"><text:span text:style-name="Source_20_Text"><text:span text:style-name="T2">47 </text:span></text:span><text:span text:style-name="Source_20_Text"><text:span text:style-name="T4"><text:s text:c="10"/></text:span></text:span><text:span text:style-name="Source_20_Text"><text:span text:style-name="T6">]),</text:span></text:span></text:p>
        <text:p text:style-name="P46"><text:span text:style-name="Source_20_Text"><text:span text:style-name="T2">48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49 </text:span></text:span><text:span text:style-name="Source_20_Text"><text:span text:style-name="T4"><text:s text:c="8"/></text:span></text:span><text:span text:style-name="Source_20_Text"><text:span text:style-name="T6">Expanded(</text:span></text:span></text:p>
        <text:p text:style-name="P46"><text:span text:style-name="Source_20_Text"><text:span text:style-name="T2">50 </text:span></text:span><text:span text:style-name="Source_20_Text"><text:span text:style-name="T4"><text:s text:c="10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StreamBuilder</text:span></text:span><text:span text:style-name="Source_20_Text"><text:span text:style-name="T8">&lt;</text:span></text:span><text:span text:style-name="Source_20_Text"><text:span text:style-name="T6">QuerySnapshot</text:span></text:span><text:span text:style-name="Source_20_Text"><text:span text:style-name="T8">&gt;</text:span></text:span><text:span text:style-name="Source_20_Text"><text:span text:style-name="T6">(</text:span></text:span></text:p>
        <text:p text:style-name="P46"><text:span text:style-name="Source_20_Text"><text:span text:style-name="T2">51 </text:span></text:span><text:span text:style-name="Source_20_Text"><text:span text:style-name="T4"><text:s text:c="12"/></text:span></text:span><text:span text:style-name="Source_20_Text"><text:span text:style-name="T11">stream:</text:span></text:span><text:span text:style-name="Source_20_Text"><text:span text:style-name="T4"> </text:span></text:span><text:span text:style-name="Source_20_Text"><text:span text:style-name="T6">_col.snapshots(),</text:span></text:span></text:p>
        <text:p text:style-name="P46"><text:span text:style-name="Source_20_Text"><text:span text:style-name="T2">52 </text:span></text:span><text:span text:style-name="Source_20_Text"><text:span text:style-name="T4"><text:s text:c="12"/></text:span></text:span><text:span text:style-name="Source_20_Text"><text:span text:style-name="T11">builder:</text:span></text:span><text:span text:style-name="Source_20_Text"><text:span text:style-name="T4"> </text:span></text:span><text:span text:style-name="Source_20_Text"><text:span text:style-name="T6">(_,</text:span></text:span><text:span text:style-name="Source_20_Text"><text:span text:style-name="T4"> </text:span></text:span><text:span text:style-name="Source_20_Text"><text:span text:style-name="T6">snap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3 </text:span></text:span><text:span text:style-name="Source_20_Text"><text:span text:style-name="T4"><text:s text:c="14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6">(</text:span></text:span><text:span text:style-name="Source_20_Text"><text:span text:style-name="T8">!</text:span></text:span><text:span text:style-name="Source_20_Text"><text:span text:style-name="T6">snap.hasData)</text:span></text:span><text:span text:style-name="Source_20_Text"><text:span text:style-name="T4"> 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CircularProgressIndicator();</text:span></text:span></text:p>
        <text:p text:style-name="P46"><text:span text:style-name="Source_20_Text"><text:span text:style-name="T2">54 </text:span></text:span><text:span text:style-name="Source_20_Text"><text:span text:style-name="T4"><text:s text:c="1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doc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snap.data</text:span></text:span><text:span text:style-name="Source_20_Text"><text:span text:style-name="T8">!</text:span></text:span><text:span text:style-name="Source_20_Text"><text:span text:style-name="T6">.docs;</text:span></text:span></text:p>
        <text:p text:style-name="P46"><text:span text:style-name="Source_20_Text"><text:span text:style-name="T2">55 </text:span></text:span><text:span text:style-name="Source_20_Text"><text:span text:style-name="T4"><text:s text:c="1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ListView.builder(</text:span></text:span></text:p>
        <text:p text:style-name="P46"><text:span text:style-name="Source_20_Text"><text:span text:style-name="T2">56 </text:span></text:span><text:span text:style-name="Source_20_Text"><text:span text:style-name="T4"><text:s text:c="16"/></text:span></text:span><text:span text:style-name="Source_20_Text"><text:span text:style-name="T11">itemCount:</text:span></text:span><text:span text:style-name="Source_20_Text"><text:span text:style-name="T4"> </text:span></text:span><text:span text:style-name="Source_20_Text"><text:span text:style-name="T6">docs.length,</text:span></text:span></text:p>
        <text:p text:style-name="P46"><text:span text:style-name="Source_20_Text"><text:span text:style-name="T2">57 </text:span></text:span><text:span text:style-name="Source_20_Text"><text:span text:style-name="T4"><text:s text:c="16"/></text:span></text:span><text:span text:style-name="Source_20_Text"><text:span text:style-name="T11">itemBuilder:</text:span></text:span><text:span text:style-name="Source_20_Text"><text:span text:style-name="T4"> </text:span></text:span><text:span text:style-name="Source_20_Text"><text:span text:style-name="T6">(_,</text:span></text:span><text:span text:style-name="Source_20_Text"><text:span text:style-name="T4"> </text:span></text:span><text:span text:style-name="Source_20_Text"><text:span text:style-name="T6">i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8 </text:span></text:span><text:span text:style-name="Source_20_Text"><text:span text:style-name="T4"><text:s text:c="18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d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docs[i].data()</text:span></text:span><text:span text:style-name="Source_20_Text"><text:span text:style-name="T4"> </text:span></text:span><text:span text:style-name="Source_20_Text"><text:span text:style-name="T3">as</text:span></text:span><text:span text:style-name="Source_20_Text"><text:span text:style-name="T4"> </text:span></text:span><text:span text:style-name="Source_20_Text"><text:span text:style-name="T6">Map</text:span></text:span><text:span text:style-name="Source_20_Text"><text:span text:style-name="T8">&lt;</text:span></text:span><text:span text:style-name="Source_20_Text"><text:span text:style-name="T7">String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7">dynamic</text:span></text:span><text:span text:style-name="Source_20_Text"><text:span text:style-name="T8">&gt;</text:span></text:span><text:span text:style-name="Source_20_Text"><text:span text:style-name="T6">;</text:span></text:span></text:p>
        <text:p text:style-name="P46"><text:span text:style-name="Source_20_Text"><text:span text:style-name="T2">59 </text:span></text:span><text:span text:style-name="Source_20_Text"><text:span text:style-name="T4"><text:s text:c="18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ListTile(</text:span></text:span></text:p>
        <text:p text:style-name="P46"><text:span text:style-name="Source_20_Text"><text:span text:style-name="T2">60 </text:span></text:span><text:span text:style-name="Source_20_Text"><text:span text:style-name="T4"><text:s text:c="20"/>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d[</text:span></text:span><text:span text:style-name="Source_20_Text"><text:span text:style-name="T5">'name'</text:span></text:span><text:span text:style-name="Source_20_Text"><text:span text:style-name="T6">]),</text:span></text:span></text:p>
        <text:p text:style-name="P46"><text:span text:style-name="Source_20_Text"><text:span text:style-name="T2">61 </text:span></text:span><text:span text:style-name="Source_20_Text"><text:span text:style-name="T4"><text:s text:c="20"/></text:span></text:span><text:span text:style-name="Source_20_Text"><text:span text:style-name="T11">sub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</text:span></text:span><text:span text:style-name="Source_20_Text"><text:span text:style-name="T14">${</text:span></text:span><text:span text:style-name="Source_20_Text"><text:span text:style-name="T6">d[</text:span></text:span><text:span text:style-name="Source_20_Text"><text:span text:style-name="T5">'email'</text:span></text:span><text:span text:style-name="Source_20_Text"><text:span text:style-name="T6">]</text:span></text:span><text:span text:style-name="Source_20_Text"><text:span text:style-name="T14">}</text:span></text:span><text:span text:style-name="Source_20_Text"><text:span text:style-name="T5"> • </text:span></text:span><text:span text:style-name="Source_20_Text"><text:span text:style-name="T14">${</text:span></text:span><text:span text:style-name="Source_20_Text"><text:span text:style-name="T6">d[</text:span></text:span><text:span text:style-name="Source_20_Text"><text:span text:style-name="T5">'phone'</text:span></text:span><text:span text:style-name="Source_20_Text"><text:span text:style-name="T6">]</text:span></text:span><text:span text:style-name="Source_20_Text"><text:span text:style-name="T14">}</text:span></text:span><text:span text:style-name="Source_20_Text"><text:span text:style-name="T5">'</text:span></text:span><text:span text:style-name="Source_20_Text"><text:span text:style-name="T6">),</text:span></text:span></text:p>
        <text:p text:style-name="P46"><text:span text:style-name="Source_20_Text"><text:span text:style-name="T2">62 </text:span></text:span><text:span text:style-name="Source_20_Text"><text:span text:style-name="T4"><text:s text:c="20"/></text:span></text:span><text:span text:style-name="Source_20_Text"><text:span text:style-name="T11">trailing:</text:span></text:span><text:span text:style-name="Source_20_Text"><text:span text:style-name="T4"> </text:span></text:span><text:span text:style-name="Source_20_Text"><text:span text:style-name="T6">IconButton(</text:span></text:span></text:p>
        <text:p text:style-name="P46"><text:span text:style-name="Source_20_Text"><text:span text:style-name="T2">63 </text:span></text:span><text:span text:style-name="Source_20_Text"><text:span text:style-name="T4"><text:s text:c="22"/></text:span></text:span><text:span text:style-name="Source_20_Text"><text:span text:style-name="T11">icon:</text:span></text:span><text:span text:style-name="Source_20_Text"><text:span text:style-name="T4"> </text:span></text:span><text:span text:style-name="Source_20_Text"><text:span text:style-name="T6">Icon(Icons.delete,</text:span></text:span><text:span text:style-name="Source_20_Text"><text:span text:style-name="T4"> </text:span></text:span><text:span text:style-name="Source_20_Text"><text:span text:style-name="T11">color:</text:span></text:span><text:span text:style-name="Source_20_Text"><text:span text:style-name="T4"> </text:span></text:span><text:span text:style-name="Source_20_Text"><text:span text:style-name="T6">Colors.red),</text:span></text:span></text:p>
        <text:p text:style-name="P46"><text:span text:style-name="Source_20_Text"><text:span text:style-name="T2">64 </text:span></text:span><text:span text:style-name="Source_20_Text"><text:span text:style-name="T4"><text:s text:c="22"/>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col.doc(docs[i].id).delete(),</text:span></text:span></text:p>
        <text:p text:style-name="P46"><text:span text:style-name="Source_20_Text"><text:span text:style-name="T2">65 </text:span></text:span><text:span text:style-name="Source_20_Text"><text:span text:style-name="T4"><text:s text:c="20"/></text:span></text:span><text:span text:style-name="Source_20_Text"><text:span text:style-name="T6">),</text:span></text:span></text:p>
        <text:p text:style-name="P46"><text:span text:style-name="Source_20_Text"><text:span text:style-name="T2">66 </text:span></text:span><text:span text:style-name="Source_20_Text"><text:span text:style-name="T4"><text:s text:c="18"/></text:span></text:span><text:span text:style-name="Source_20_Text"><text:span text:style-name="T6">);</text:span></text:span></text:p>
        <text:p text:style-name="P46"><text:span text:style-name="Source_20_Text"><text:span text:style-name="T2">67 </text:span></text:span><text:span text:style-name="Source_20_Text"><text:span text:style-name="T4"><text:s text:c="16"/></text:span></text:span><text:span text:style-name="Source_20_Text"><text:span text:style-name="T6">},</text:span></text:span></text:p>
        <text:p text:style-name="P46"><text:span text:style-name="Source_20_Text"><text:span text:style-name="T2">68 </text:span></text:span><text:span text:style-name="Source_20_Text"><text:span text:style-name="T4"><text:s text:c="14"/></text:span></text:span><text:span text:style-name="Source_20_Text"><text:span text:style-name="T6">);</text:span></text:span></text:p>
        <text:p text:style-name="P46"><text:span text:style-name="Source_20_Text"><text:span text:style-name="T2">69 </text:span></text:span><text:span text:style-name="Source_20_Text"><text:span text:style-name="T4"><text:s text:c="12"/></text:span></text:span><text:span text:style-name="Source_20_Text"><text:span text:style-name="T6">},</text:span></text:span></text:p>
        <text:p text:style-name="P46"><text:span text:style-name="Source_20_Text"><text:span text:style-name="T2">70 </text:span></text:span><text:span text:style-name="Source_20_Text"><text:span text:style-name="T4"><text:s text:c="10"/></text:span></text:span><text:span text:style-name="Source_20_Text"><text:span text:style-name="T6">),</text:span></text:span></text:p>
        <text:p text:style-name="P46"><text:span text:style-name="Source_20_Text"><text:span text:style-name="T2">71 </text:span></text:span><text:span text:style-name="Source_20_Text"><text:span text:style-name="T4"><text:s text:c="8"/></text:span></text:span><text:span text:style-name="Source_20_Text"><text:span text:style-name="T6">),</text:span></text:span></text:p>
        <text:p text:style-name="P46"><text:span text:style-name="Source_20_Text"><text:span text:style-name="T2">72 </text:span></text:span><text:span text:style-name="Source_20_Text"><text:span text:style-name="T4"><text:s text:c="6"/></text:span></text:span><text:span text:style-name="Source_20_Text"><text:span text:style-name="T6">]),</text:span></text:span></text:p>
        <text:p text:style-name="P46"><text:span text:style-name="Source_20_Text"><text:span text:style-name="T2">73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74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75 </text:span></text:span><text:span text:style-name="Source_20_Text"><text:span text:style-name="T6">}</text:span></text:span></text:p>
        <text:p text:style-name="P47"><text:span text:style-name="Strong_20_Emphasis">pubspec.yaml:</text:span> <text:span text:style-name="Source_20_Text">firebase_core</text:span>, <text:span text:style-name="Source_20_Text">cloud_firestore</text:span></text:p>
        <text:p text:style-name="P42"/>
        <text:h text:style-name="P43" text:outline-level="2">Q10: Local Storage and Navigation</text:h>
        <text:p text:style-name="P40"><text:span text:style-name="Strong_20_Emphasis">Navigation</text:span> uses a stack: <text:span text:style-name="Source_20_Text">push()</text:span> goes forward, <text:span text:style-name="Source_20_Text">pop()</text:span> goes back.</text:p>
        <text:p text:style-name="P46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6">;</text:span></text:span></text:p>
        <text:p text:style-name="P46"><text:soft-page-break/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shared_preferences/shared_preferences.dart'</text:span></text:span><text:span text:style-name="Source_20_Text"><text:span text:style-name="T6">;</text:span></text:span></text:p>
        <text:p text:style-name="P46"><text:span text:style-name="Source_20_Text"><text:span text:style-name="T2"><text:s/>3 </text:span></text:span></text:p>
        <text:p text:style-name="P46"><text:span text:style-name="Source_20_Text"><text:span text:style-name="T2"><text:s/>4 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main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runApp(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));</text:span></text:span></text:p>
        <text:p text:style-name="P46"><text:span text:style-name="Source_20_Text"><text:span text:style-name="T2"><text:s/>5 </text:span></text:span></text:p>
        <text:p text:style-name="P46"><text:span text:style-name="Source_20_Text"><text:span text:style-name="T2"><text:s/>6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less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<text:s/>7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MyApp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<text:s/>8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<text:s/>9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MaterialApp(</text:span></text:span><text:span text:style-name="Source_20_Text"><text:span text:style-name="T11">home:</text:span></text:span><text:span text:style-name="Source_20_Text"><text:span text:style-name="T4"> </text:span></text:span><text:span text:style-name="Source_20_Text"><text:span text:style-name="T6">LoginPage());</text:span></text:span></text:p>
        <text:p text:style-name="P46"><text:span text:style-name="Source_20_Text"><text:span text:style-name="T2">10 </text:span></text:span><text:span text:style-name="Source_20_Text"><text:span text:style-name="T6">}</text:span></text:span></text:p>
        <text:p text:style-name="P46"><text:span text:style-name="Source_20_Text"><text:span text:style-name="T2">11 </text:span></text:span></text:p>
        <text:p text:style-name="P46"><text:span text:style-name="Source_20_Text"><text:span text:style-name="T2">12 </text:span></text:span><text:span text:style-name="Source_20_Text"><text:span text:style-name="T12">// Page 1: Login</text:span></text:span></text:p>
        <text:p text:style-name="P46"><text:span text:style-name="Source_20_Text"><text:span text:style-name="T2">1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LoginPag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LoginPage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16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LoginPage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LoginPageState();</text:span></text:span></text:p>
        <text:p text:style-name="P46"><text:span text:style-name="Source_20_Text"><text:span text:style-name="T2">17 </text:span></text:span><text:span text:style-name="Source_20_Text"><text:span text:style-name="T6">}</text:span></text:span></text:p>
        <text:p text:style-name="P46"><text:span text:style-name="Source_20_Text"><text:span text:style-name="T2">18 </text:span></text:span></text:p>
        <text:p text:style-name="P46"><text:span text:style-name="Source_20_Text"><text:span text:style-name="T2">19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LoginPage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LoginPage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_controller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TextEditingController();</text:span></text:span></text:p>
        <text:p text:style-name="P46"><text:span text:style-name="Source_20_Text"><text:span text:style-name="T2">21 </text:span></text:span></text:p>
        <text:p text:style-name="P46"><text:span text:style-name="Source_20_Text"><text:span text:style-name="T2">22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login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23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pref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SharedPreferences.getInstance();</text:span></text:span></text:p>
        <text:p text:style-name="P46"><text:span text:style-name="Source_20_Text"><text:span text:style-name="T2">24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prefs.setString(</text:span></text:span><text:span text:style-name="Source_20_Text"><text:span text:style-name="T5">'username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6">_controller.text);</text:span></text:span></text:p>
        <text:p text:style-name="P46"><text:span text:style-name="Source_20_Text"><text:span text:style-name="T2">25 </text:span></text:span><text:span text:style-name="Source_20_Text"><text:span text:style-name="T4"><text:s text:c="4"/></text:span></text:span><text:span text:style-name="Source_20_Text"><text:span text:style-name="T6">Navigator.push(context,</text:span></text:span><text:span text:style-name="Source_20_Text"><text:span text:style-name="T4"> </text:span></text:span><text:span text:style-name="Source_20_Text"><text:span text:style-name="T6">MaterialPageRoute(</text:span></text:span><text:span text:style-name="Source_20_Text"><text:span text:style-name="T11">builder:</text:span></text:span><text:span text:style-name="Source_20_Text"><text:span text:style-name="T4"> </text:span></text:span><text:span text:style-name="Source_20_Text"><text:span text:style-name="T6">(_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HomePage()));</text:span></text:span></text:p>
        <text:p text:style-name="P46"><text:span text:style-name="Source_20_Text"><text:span text:style-name="T2">26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27 </text:span></text:span></text:p>
        <text:p text:style-name="P46"><text:span text:style-name="Source_20_Text"><text:span text:style-name="T2">28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29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30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31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in'</text:span></text:span><text:span text:style-name="Source_20_Text"><text:span text:style-name="T6">)),</text:span></text:span></text:p>
        <text:p text:style-name="P46"><text:span text:style-name="Source_20_Text"><text:span text:style-name="T2">32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Padding(</text:span></text:span></text:p>
        <text:p text:style-name="P46"><text:span text:style-name="Source_20_Text"><text:span text:style-name="T2">33 </text:span></text:span><text:span text:style-name="Source_20_Text"><text:span text:style-name="T4"><text:s text:c="8"/></text:span></text:span><text:span text:style-name="Source_20_Text"><text:span text:style-name="T11">padding:</text:span></text:span><text:span text:style-name="Source_20_Text"><text:span text:style-name="T4"> </text:span></text:span><text:span text:style-name="Source_20_Text"><text:span text:style-name="T6">EdgeInsets.all(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pan text:style-name="Source_20_Text"><text:span text:style-name="T2">34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35 </text:span></text:span><text:span text:style-name="Source_20_Text"><text:span text:style-name="T4"><text:s text:c="10"/></text:span></text:span><text:span text:style-name="Source_20_Text"><text:span text:style-name="T6">TextField(</text:span></text:span><text:span text:style-name="Source_20_Text"><text:span text:style-name="T11">controller:</text:span></text:span><text:span text:style-name="Source_20_Text"><text:span text:style-name="T4"> </text:span></text:span><text:span text:style-name="Source_20_Text"><text:span text:style-name="T6">_controller,</text:span></text:span><text:span text:style-name="Source_20_Text"><text:span text:style-name="T4"> </text:span></text:span><text:span text:style-name="Source_20_Text"><text:span text:style-name="T11">decoration:</text:span></text:span><text:span text:style-name="Source_20_Text"><text:span text:style-name="T4"> </text:span></text:span><text:span text:style-name="Source_20_Text"><text:span text:style-name="T6">InputDecoration(</text:span></text:span><text:span text:style-name="Source_20_Text"><text:span text:style-name="T11">labelText:</text:span></text:span><text:span text:style-name="Source_20_Text"><text:span text:style-name="T4"> </text:span></text:span><text:span text:style-name="Source_20_Text"><text:span text:style-name="T5">'Username'</text:span></text:span><text:span text:style-name="Source_20_Text"><text:span text:style-name="T6">)),</text:span></text:span></text:p>
        <text:p text:style-name="P46"><text:span text:style-name="Source_20_Text"><text:span text:style-name="T2">36 </text:span></text:span><text:span text:style-name="Source_20_Text"><text:span text:style-name="T4"><text:s text:c="10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16</text:span></text:span><text:span text:style-name="Source_20_Text"><text:span text:style-name="T6">),</text:span></text:span></text:p>
        <text:p text:style-name="P46"><text:soft-page-break/><text:span text:style-name="Source_20_Text"><text:span text:style-name="T2">37 </text:span></text:span><text:span text:style-name="Source_20_Text"><text:span text:style-name="T4"><text:s text:c="10"/></text:span></text:span><text:span text:style-name="Source_20_Text"><text:span text:style-name="T6">ElevatedButton(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_login,</text:span></text:span><text:span text:style-name="Source_20_Text"><text:span text:style-name="T4"> 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in'</text:span></text:span><text:span text:style-name="Source_20_Text"><text:span text:style-name="T6">)),</text:span></text:span></text:p>
        <text:p text:style-name="P46"><text:span text:style-name="Source_20_Text"><text:span text:style-name="T2">38 </text:span></text:span><text:span text:style-name="Source_20_Text"><text:span text:style-name="T4"><text:s text:c="8"/></text:span></text:span><text:span text:style-name="Source_20_Text"><text:span text:style-name="T6">]),</text:span></text:span></text:p>
        <text:p text:style-name="P46"><text:span text:style-name="Source_20_Text"><text:span text:style-name="T2">39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40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41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42 </text:span></text:span><text:span text:style-name="Source_20_Text"><text:span text:style-name="T6">}</text:span></text:span></text:p>
        <text:p text:style-name="P46"><text:span text:style-name="Source_20_Text"><text:span text:style-name="T2">43 </text:span></text:span></text:p>
        <text:p text:style-name="P46"><text:span text:style-name="Source_20_Text"><text:span text:style-name="T2">44 </text:span></text:span><text:span text:style-name="Source_20_Text"><text:span text:style-name="T12">// Page 2: Home</text:span></text:span></text:p>
        <text:p text:style-name="P46"><text:span text:style-name="Source_20_Text"><text:span text:style-name="T2">45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HomePag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fulWidget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46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6">HomePage({</text:span></text:span><text:span text:style-name="Source_20_Text"><text:span text:style-name="T3">super</text:span></text:span><text:span text:style-name="Source_20_Text"><text:span text:style-name="T6">.key});</text:span></text:span></text:p>
        <text:p text:style-name="P46"><text:span text:style-name="Source_20_Text"><text:span text:style-name="T2">47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48 </text:span></text:span><text:span text:style-name="Source_20_Text"><text:span text:style-name="T4"><text:s text:c="2"/>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HomePage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createState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HomePageState();</text:span></text:span></text:p>
        <text:p text:style-name="P46"><text:span text:style-name="Source_20_Text"><text:span text:style-name="T2">49 </text:span></text:span><text:span text:style-name="Source_20_Text"><text:span text:style-name="T6">}</text:span></text:span></text:p>
        <text:p text:style-name="P46"><text:span text:style-name="Source_20_Text"><text:span text:style-name="T2">50 </text:span></text:span></text:p>
        <text:p text:style-name="P46"><text:span text:style-name="Source_20_Text"><text:span text:style-name="T2">5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9">_HomePageStat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6">State</text:span></text:span><text:span text:style-name="Source_20_Text"><text:span text:style-name="T8">&lt;</text:span></text:span><text:span text:style-name="Source_20_Text"><text:span text:style-name="T6">HomePage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2 </text:span></text:span><text:span text:style-name="Source_20_Text"><text:span text:style-name="T4"><text:s text:c="2"/>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6">_username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5">''</text:span></text:span><text:span text:style-name="Source_20_Text"><text:span text:style-name="T6">;</text:span></text:span></text:p>
        <text:p text:style-name="P46"><text:span text:style-name="Source_20_Text"><text:span text:style-name="T2">53 </text:span></text:span></text:p>
        <text:p text:style-name="P46"><text:span text:style-name="Source_20_Text"><text:span text:style-name="T2">54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55 </text:span></text:span><text:span text:style-name="Source_20_Text"><text:span text:style-name="T4"><text:s text:c="2"/></text:span></text:span><text:span text:style-name="Source_20_Text"><text:span text:style-name="T7">void</text:span></text:span><text:span text:style-name="Source_20_Text"><text:span text:style-name="T4"> </text:span></text:span><text:span text:style-name="Source_20_Text"><text:span text:style-name="T6">initState(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56 </text:span></text:span><text:span text:style-name="Source_20_Text"><text:span text:style-name="T4"><text:s text:c="4"/></text:span></text:span><text:span text:style-name="Source_20_Text"><text:span text:style-name="T3">super</text:span></text:span><text:span text:style-name="Source_20_Text"><text:span text:style-name="T6">.initState();</text:span></text:span></text:p>
        <text:p text:style-name="P46"><text:span text:style-name="Source_20_Text"><text:span text:style-name="T2">57 </text:span></text:span><text:span text:style-name="Source_20_Text"><text:span text:style-name="T4"><text:s text:c="4"/></text:span></text:span><text:span text:style-name="Source_20_Text"><text:span text:style-name="T6">_load();</text:span></text:span></text:p>
        <text:p text:style-name="P46"><text:span text:style-name="Source_20_Text"><text:span text:style-name="T2">58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59 </text:span></text:span></text:p>
        <text:p text:style-name="P46"><text:span text:style-name="Source_20_Text"><text:span text:style-name="T2">60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load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61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pref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SharedPreferences.getInstance();</text:span></text:span></text:p>
        <text:p text:style-name="P46"><text:span text:style-name="Source_20_Text"><text:span text:style-name="T2">62 </text:span></text:span><text:span text:style-name="Source_20_Text"><text:span text:style-name="T4"><text:s text:c="4"/></text:span></text:span><text:span text:style-name="Source_20_Text"><text:span text:style-name="T6">setState(()</text:span></text:span><text:span text:style-name="Source_20_Text"><text:span text:style-name="T4"> </text:span></text:span><text:span text:style-name="Source_20_Text"><text:span text:style-name="T8">=&gt;</text:span></text:span><text:span text:style-name="Source_20_Text"><text:span text:style-name="T4"> </text:span></text:span><text:span text:style-name="Source_20_Text"><text:span text:style-name="T6">_username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6">prefs.getString(</text:span></text:span><text:span text:style-name="Source_20_Text"><text:span text:style-name="T5">'username'</text:span></text:span><text:span text:style-name="Source_20_Text"><text:span text:style-name="T6">)</text:span></text:span><text:span text:style-name="Source_20_Text"><text:span text:style-name="T4"> </text:span></text:span><text:span text:style-name="Source_20_Text"><text:span text:style-name="T8">??</text:span></text:span><text:span text:style-name="Source_20_Text"><text:span text:style-name="T4"> </text:span></text:span><text:span text:style-name="Source_20_Text"><text:span text:style-name="T5">'Guest'</text:span></text:span><text:span text:style-name="Source_20_Text"><text:span text:style-name="T6">);</text:span></text:span></text:p>
        <text:p text:style-name="P46"><text:span text:style-name="Source_20_Text"><text:span text:style-name="T2">63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64 </text:span></text:span></text:p>
        <text:p text:style-name="P46"><text:span text:style-name="Source_20_Text"><text:span text:style-name="T2">65 </text:span></text:span><text:span text:style-name="Source_20_Text"><text:span text:style-name="T4"><text:s text:c="2"/></text:span></text:span><text:span text:style-name="Source_20_Text"><text:span text:style-name="T6">Future</text:span></text:span><text:span text:style-name="Source_20_Text"><text:span text:style-name="T8">&lt;</text:span></text:span><text:span text:style-name="Source_20_Text"><text:span text:style-name="T7">void</text:span></text:span><text:span text:style-name="Source_20_Text"><text:span text:style-name="T8">&gt;</text:span></text:span><text:span text:style-name="Source_20_Text"><text:span text:style-name="T4"> </text:span></text:span><text:span text:style-name="Source_20_Text"><text:span text:style-name="T6">_logout()</text:span></text:span><text:span text:style-name="Source_20_Text"><text:span text:style-name="T4"> </text:span></text:span><text:span text:style-name="Source_20_Text"><text:span text:style-name="T3">async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pan text:style-name="Source_20_Text"><text:span text:style-name="T2">66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6">prefs</text:span></text:span><text:span text:style-name="Source_20_Text"><text:span text:style-name="T4"> </text:span></text:span><text:span text:style-name="Source_20_Text"><text:span text:style-name="T8">=</text:span></text:span><text:span text:style-name="Source_20_Text"><text:span text:style-name="T4"> 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SharedPreferences.getInstance();</text:span></text:span></text:p>
        <text:p text:style-name="P46"><text:span text:style-name="Source_20_Text"><text:span text:style-name="T2">67 </text:span></text:span><text:span text:style-name="Source_20_Text"><text:span text:style-name="T4"><text:s text:c="4"/></text:span></text:span><text:span text:style-name="Source_20_Text"><text:span text:style-name="T3">await</text:span></text:span><text:span text:style-name="Source_20_Text"><text:span text:style-name="T4"> </text:span></text:span><text:span text:style-name="Source_20_Text"><text:span text:style-name="T6">prefs.remove(</text:span></text:span><text:span text:style-name="Source_20_Text"><text:span text:style-name="T5">'username'</text:span></text:span><text:span text:style-name="Source_20_Text"><text:span text:style-name="T6">);</text:span></text:span></text:p>
        <text:p text:style-name="P46"><text:span text:style-name="Source_20_Text"><text:span text:style-name="T2">68 </text:span></text:span><text:span text:style-name="Source_20_Text"><text:span text:style-name="T4"><text:s text:c="4"/></text:span></text:span><text:span text:style-name="Source_20_Text"><text:span text:style-name="T6">Navigator.pop(context);</text:span></text:span></text:p>
        <text:p text:style-name="P46"><text:span text:style-name="Source_20_Text"><text:span text:style-name="T2">69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70 </text:span></text:span></text:p>
        <text:p text:style-name="P46"><text:span text:style-name="Source_20_Text"><text:span text:style-name="T2">71 </text:span></text:span><text:span text:style-name="Source_20_Text"><text:span text:style-name="T4"><text:s text:c="2"/></text:span></text:span><text:span text:style-name="Source_20_Text"><text:span text:style-name="T10">@override</text:span></text:span></text:p>
        <text:p text:style-name="P46"><text:span text:style-name="Source_20_Text"><text:span text:style-name="T2">72 </text:span></text:span><text:span text:style-name="Source_20_Text"><text:span text:style-name="T4"><text:s text:c="2"/></text:span></text:span><text:span text:style-name="Source_20_Text"><text:span text:style-name="T6">Widget</text:span></text:span><text:span text:style-name="Source_20_Text"><text:span text:style-name="T4"> </text:span></text:span><text:span text:style-name="Source_20_Text"><text:span text:style-name="T6">build(BuildContext</text:span></text:span><text:span text:style-name="Source_20_Text"><text:span text:style-name="T4"> </text:span></text:span><text:span text:style-name="Source_20_Text"><text:span text:style-name="T6">context)</text:span></text:span><text:span text:style-name="Source_20_Text"><text:span text:style-name="T4"> </text:span></text:span><text:span text:style-name="Source_20_Text"><text:span text:style-name="T6">{</text:span></text:span></text:p>
        <text:p text:style-name="P46"><text:soft-page-break/><text:span text:style-name="Source_20_Text"><text:span text:style-name="T2">73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6">Scaffold(</text:span></text:span></text:p>
        <text:p text:style-name="P46"><text:span text:style-name="Source_20_Text"><text:span text:style-name="T2">74 </text:span></text:span><text:span text:style-name="Source_20_Text"><text:span text:style-name="T4"><text:s text:c="6"/></text:span></text:span><text:span text:style-name="Source_20_Text"><text:span text:style-name="T11">appBar:</text:span></text:span><text:span text:style-name="Source_20_Text"><text:span text:style-name="T4"> </text:span></text:span><text:span text:style-name="Source_20_Text"><text:span text:style-name="T6">AppBar(</text:span></text:span><text:span text:style-name="Source_20_Text"><text:span text:style-name="T11">title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Home'</text:span></text:span><text:span text:style-name="Source_20_Text"><text:span text:style-name="T6">)),</text:span></text:span></text:p>
        <text:p text:style-name="P46"><text:span text:style-name="Source_20_Text"><text:span text:style-name="T2">75 </text:span></text:span><text:span text:style-name="Source_20_Text"><text:span text:style-name="T4"><text:s text:c="6"/></text:span></text:span><text:span text:style-name="Source_20_Text"><text:span text:style-name="T11">body:</text:span></text:span><text:span text:style-name="Source_20_Text"><text:span text:style-name="T4"> </text:span></text:span><text:span text:style-name="Source_20_Text"><text:span text:style-name="T6">Center(</text:span></text:span></text:p>
        <text:p text:style-name="P46"><text:span text:style-name="Source_20_Text"><text:span text:style-name="T2">76 </text:span></text:span><text:span text:style-name="Source_20_Text"><text:span text:style-name="T4"><text:s text:c="8"/>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Column(</text:span></text:span><text:span text:style-name="Source_20_Text"><text:span text:style-name="T11">mainAxisAlignment:</text:span></text:span><text:span text:style-name="Source_20_Text"><text:span text:style-name="T4"> </text:span></text:span><text:span text:style-name="Source_20_Text"><text:span text:style-name="T6">MainAxisAlignment.center,</text:span></text:span><text:span text:style-name="Source_20_Text"><text:span text:style-name="T4"> </text:span></text:span><text:span text:style-name="Source_20_Text"><text:span text:style-name="T11">children:</text:span></text:span><text:span text:style-name="Source_20_Text"><text:span text:style-name="T4"> </text:span></text:span><text:span text:style-name="Source_20_Text"><text:span text:style-name="T6">[</text:span></text:span></text:p>
        <text:p text:style-name="P46"><text:span text:style-name="Source_20_Text"><text:span text:style-name="T2">77 </text:span></text:span><text:span text:style-name="Source_20_Text"><text:span text:style-name="T4"><text:s text:c="10"/></text:span></text:span><text:span text:style-name="Source_20_Text"><text:span text:style-name="T6">Text(</text:span></text:span><text:span text:style-name="Source_20_Text"><text:span text:style-name="T5">'Welcome, </text:span></text:span><text:span text:style-name="Source_20_Text"><text:span text:style-name="T14">$</text:span></text:span><text:span text:style-name="Source_20_Text"><text:span text:style-name="T6">_username</text:span></text:span><text:span text:style-name="Source_20_Text"><text:span text:style-name="T5">!'</text:span></text:span><text:span text:style-name="Source_20_Text"><text:span text:style-name="T6">,</text:span></text:span><text:span text:style-name="Source_20_Text"><text:span text:style-name="T4"> </text:span></text:span><text:span text:style-name="Source_20_Text"><text:span text:style-name="T11">style:</text:span></text:span><text:span text:style-name="Source_20_Text"><text:span text:style-name="T4"> </text:span></text:span><text:span text:style-name="Source_20_Text"><text:span text:style-name="T6">TextStyle(</text:span></text:span><text:span text:style-name="Source_20_Text"><text:span text:style-name="T11">fontSize:</text:span></text:span><text:span text:style-name="Source_20_Text"><text:span text:style-name="T4"> </text:span></text:span><text:span text:style-name="Source_20_Text"><text:span text:style-name="T8">24</text:span></text:span><text:span text:style-name="Source_20_Text"><text:span text:style-name="T6">)),</text:span></text:span></text:p>
        <text:p text:style-name="P46"><text:span text:style-name="Source_20_Text"><text:span text:style-name="T2">78 </text:span></text:span><text:span text:style-name="Source_20_Text"><text:span text:style-name="T4"><text:s text:c="10"/></text:span></text:span><text:span text:style-name="Source_20_Text"><text:span text:style-name="T6">SizedBox(</text:span></text:span><text:span text:style-name="Source_20_Text"><text:span text:style-name="T11">height:</text:span></text:span><text:span text:style-name="Source_20_Text"><text:span text:style-name="T4"> </text:span></text:span><text:span text:style-name="Source_20_Text"><text:span text:style-name="T8">20</text:span></text:span><text:span text:style-name="Source_20_Text"><text:span text:style-name="T6">),</text:span></text:span></text:p>
        <text:p text:style-name="P46"><text:span text:style-name="Source_20_Text"><text:span text:style-name="T2">79 </text:span></text:span><text:span text:style-name="Source_20_Text"><text:span text:style-name="T4"><text:s text:c="10"/></text:span></text:span><text:span text:style-name="Source_20_Text"><text:span text:style-name="T6">ElevatedButton(</text:span></text:span><text:span text:style-name="Source_20_Text"><text:span text:style-name="T11">onPressed:</text:span></text:span><text:span text:style-name="Source_20_Text"><text:span text:style-name="T4"> </text:span></text:span><text:span text:style-name="Source_20_Text"><text:span text:style-name="T6">_logout,</text:span></text:span><text:span text:style-name="Source_20_Text"><text:span text:style-name="T4"> </text:span></text:span><text:span text:style-name="Source_20_Text"><text:span text:style-name="T11">child:</text:span></text:span><text:span text:style-name="Source_20_Text"><text:span text:style-name="T4"> </text:span></text:span><text:span text:style-name="Source_20_Text"><text:span text:style-name="T6">Text(</text:span></text:span><text:span text:style-name="Source_20_Text"><text:span text:style-name="T5">'Logout'</text:span></text:span><text:span text:style-name="Source_20_Text"><text:span text:style-name="T6">)),</text:span></text:span></text:p>
        <text:p text:style-name="P46"><text:span text:style-name="Source_20_Text"><text:span text:style-name="T2">80 </text:span></text:span><text:span text:style-name="Source_20_Text"><text:span text:style-name="T4"><text:s text:c="8"/></text:span></text:span><text:span text:style-name="Source_20_Text"><text:span text:style-name="T6">]),</text:span></text:span></text:p>
        <text:p text:style-name="P46"><text:span text:style-name="Source_20_Text"><text:span text:style-name="T2">81 </text:span></text:span><text:span text:style-name="Source_20_Text"><text:span text:style-name="T4"><text:s text:c="6"/></text:span></text:span><text:span text:style-name="Source_20_Text"><text:span text:style-name="T6">),</text:span></text:span></text:p>
        <text:p text:style-name="P46"><text:span text:style-name="Source_20_Text"><text:span text:style-name="T2">82 </text:span></text:span><text:span text:style-name="Source_20_Text"><text:span text:style-name="T4"><text:s text:c="4"/></text:span></text:span><text:span text:style-name="Source_20_Text"><text:span text:style-name="T6">);</text:span></text:span></text:p>
        <text:p text:style-name="P46"><text:span text:style-name="Source_20_Text"><text:span text:style-name="T2">83 </text:span></text:span><text:span text:style-name="Source_20_Text"><text:span text:style-name="T4"><text:s text:c="2"/></text:span></text:span><text:span text:style-name="Source_20_Text"><text:span text:style-name="T6">}</text:span></text:span></text:p>
        <text:p text:style-name="P46"><text:span text:style-name="Source_20_Text"><text:span text:style-name="T2">84 </text:span></text:span><text:span text:style-name="Source_20_Text"><text:span text:style-name="T6">}</text:span></text:span></text:p>
        <text:p text:style-name="P47"><text:span text:style-name="Strong_20_Emphasis">pubspec.yaml:</text:span> <text:span text:style-name="Source_20_Text">shared_preferences: ^2.3.2</text:span></text:p>
        <text:p text:style-name="P4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09:39:01.592839968</meta:creation-date>
    <dc:date>2026-03-24T15:05:07.807260762</dc:date>
    <meta:editing-duration>PT28M16S</meta:editing-duration>
    <meta:editing-cycles>5</meta:editing-cycles>
    <meta:generator>LibreOffice/25.8.5.2$Linux_X86_64 LibreOffice_project/580$Build-2</meta:generator>
    <meta:print-date>2026-03-24T15:00:14.738864055</meta:print-date>
    <meta:printed-by>PDF files</meta:printed-by>
    <meta:document-statistic meta:table-count="3" meta:image-count="0" meta:object-count="0" meta:page-count="23" meta:paragraph-count="746" meta:word-count="2585" meta:character-count="21992" meta:non-whitespace-character-count="17293"/>
  </office:meta>
</office:document-meta>
</file>